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fo:min-height="0.794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3cm" fo:min-width="1.8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cm" fo:min-width="0.83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.382cm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.83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2.10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1.3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1.08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.70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7cm" fo:min-width="0.836cm"/>
    </style:style>
    <style:style style:name="gr18" style:family="graphic" style:parent-style-name="standard">
      <style:graphic-properties draw:stroke="solid" draw:stroke-dash="Ultrafine_20_Dashed" svg:stroke-color="#000000" draw:fill="solid" draw:fill-color="#000000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4.36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1.24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82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9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5cm" fo:min-width="0cm"/>
    </style:style>
    <style:style style:name="gr27" style:family="graphic" style:parent-style-name="standard">
      <style:graphic-properties draw:stroke="none" svg:stroke-color="#000000" draw:fill="none" draw:fill-color="#ffffff" fo:min-height="3.6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cm"/>
    </style:style>
    <style:style style:name="gr31" style:family="graphic" style:parent-style-name="standard">
      <style:graphic-properties draw:stroke="none" svg:stroke-color="#000000" draw:fill="none" draw:fill-color="#ffffff" fo:min-height="0.475cm"/>
    </style:style>
    <style:style style:name="gr32" style:family="graphic" style:parent-style-name="standard">
      <style:graphic-properties draw:stroke="none" draw:fill="none" fo:min-height="0.79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8cm"/>
    </style:style>
    <style:style style:name="gr36" style:family="graphic" style:parent-style-name="objectwithoutfill">
      <style:graphic-properties draw:stroke="solid" draw:stroke-dash="Fine_20_Dashed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58cm"/>
    </style:style>
    <style:style style:name="gr38" style:family="graphic" style:parent-style-name="standard">
      <style:graphic-properties draw:stroke="none" svg:stroke-color="#000000" draw:fill="none" draw:fill-color="#ffffff" fo:min-height="0.35cm"/>
    </style:style>
    <style:style style:name="gr39" style:family="graphic" style:parent-style-name="standard">
      <style:graphic-properties draw:stroke="none" svg:stroke-color="#000000" draw:fill="none" draw:fill-color="#ffffff" fo:min-height="0.4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9cm" fo:min-width="2.858cm"/>
    </style:style>
    <style:style style:name="gr41" style:family="graphic" style:parent-style-name="objectwithoutfill">
      <style:graphic-properties draw:stroke="solid" draw:stroke-dash="Ultrafine_20_Dashed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1.45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1.1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2.32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2.30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cm" fo:min-width="1.32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9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3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5cm" fo:min-width="2.44cm"/>
    </style:style>
    <style:style style:name="gr50" style:family="graphic" style:parent-style-name="standard">
      <style:graphic-properties svg:stroke-color="#000000" draw:fill-color="#ffffff" draw:textarea-vertical-align="middle"/>
    </style:style>
    <style:style style:name="gr51" style:family="graphic" style:parent-style-name="standard">
      <style:graphic-properties svg:stroke-color="#000000" draw:fill-color="#ffffff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4.62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6.28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2.4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4cm" fo:min-width="1.82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4.64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2.31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2cm" fo:min-width="1.82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3.35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4.75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9cm" fo:min-width="3.34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4.78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342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93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97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2cm" fo:min-width="2.83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9cm" fo:min-width="2.89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5cm" fo:min-width="1.86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</style:style>
    <style:style style:name="gr71" style:family="graphic" style:parent-style-name="standard">
      <style:graphic-properties draw:stroke="none" draw:fill="none" fo:min-height="0.7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fo:font-weight="bold" style:font-size-asian="20pt" style:font-weight-asian="normal" style:font-size-complex="20pt" style:font-weight-complex="normal"/>
    </style:style>
    <style:style style:name="P3" style:family="paragraph">
      <style:paragraph-properties fo:text-align="center"/>
      <style:text-properties fo:font-size="9pt"/>
    </style:style>
    <style:style style:name="P4" style:family="paragraph">
      <style:text-properties fo:font-size="9pt" style:font-size-asian="10pt" style:font-size-complex="10pt"/>
    </style:style>
    <style:style style:name="P5" style:family="paragraph">
      <style:text-properties fo:font-size="9pt" style:font-size-asian="6pt" style:font-size-complex="6pt"/>
    </style:style>
    <style:style style:name="P6" style:family="paragraph">
      <style:text-properties fo:font-size="9pt" style:font-size-asian="8pt" style:font-size-complex="8pt"/>
    </style:style>
    <style:style style:name="P7" style:family="paragraph">
      <style:paragraph-properties fo:text-align="center"/>
      <style:text-properties fo:font-size="9pt" style:font-size-asian="10pt" style:font-size-complex="10pt"/>
    </style:style>
    <style:style style:name="P8" style:family="paragraph">
      <style:text-properties fo:font-size="9pt" fo:font-weight="normal" style:font-size-asian="10pt" style:font-weight-asian="normal" style:font-size-complex="10pt" style:font-weight-complex="normal"/>
    </style:style>
    <style:style style:name="P9" style:family="paragraph">
      <style:text-properties fo:font-size="8pt" style:font-size-asian="8pt" style:font-size-complex="8pt"/>
    </style:style>
    <style:style style:name="P10" style:family="paragraph">
      <style:text-properties fo:font-size="8p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style:text-properties fo:font-size="12pt" style:font-size-asian="10pt" style:font-size-complex="10pt"/>
    </style:style>
    <style:style style:name="P13" style:family="paragraph">
      <style:paragraph-properties fo:text-align="center"/>
      <style:text-properties fo:font-size="12pt" style:font-size-asian="10pt" style:font-size-complex="10pt"/>
    </style:style>
    <style:style style:name="P14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style:paragraph-properties fo:text-align="center"/>
      <style:text-properties fo:font-size="9pt" style:font-size-asian="8pt" style:font-size-complex="8pt"/>
    </style:style>
    <style:style style:name="P17" style:family="paragraph">
      <style:paragraph-properties fo:text-align="center"/>
      <style:text-properties fo:font-size="9pt" fo:font-weight="normal" style:font-size-asian="8pt" style:font-weight-asian="normal" style:font-size-complex="8pt" style:font-weight-complex="normal"/>
    </style:style>
    <style:style style:name="P18" style:family="paragraph">
      <style:paragraph-properties fo:text-align="center"/>
      <style:text-properties fo:font-size="8pt" style:font-size-asian="8pt" style:font-size-complex="8pt"/>
    </style:style>
    <style:style style:name="P19" style:family="paragraph">
      <style:text-properties fo:font-size="10pt" style:font-size-asian="10pt" style:font-size-complex="10pt"/>
    </style:style>
    <style:style style:name="P20" style:family="paragraph">
      <style:paragraph-properties fo:text-align="center"/>
      <style:text-properties fo:font-size="10pt" style:font-size-asian="10pt" style:font-size-complex="10pt"/>
    </style:style>
    <style:style style:name="P21" style:family="paragraph">
      <style:text-properties fo:font-size="8.5pt" style:font-size-asian="8.5pt" style:font-size-complex="8.5pt"/>
    </style:style>
    <style:style style:name="P22" style:family="paragraph">
      <style:text-properties fo:font-size="6pt" style:font-size-asian="6pt" style:font-size-complex="6pt"/>
    </style:style>
    <style:style style:name="P23" style:family="paragraph">
      <style:text-properties fo:font-size="9pt" style:font-size-asian="9pt" style:font-size-complex="9pt"/>
    </style:style>
    <style:style style:name="T1" style:family="text">
      <style:text-properties fo:font-size="20pt" fo:font-weight="bold" style:font-size-asian="20pt" style:font-weight-asian="normal" style:font-size-complex="20pt" style:font-weight-complex="normal"/>
    </style:style>
    <style:style style:name="T2" style:family="text">
      <style:text-properties fo:font-size="9pt" style:font-size-asian="12pt" style:font-size-complex="12pt"/>
    </style:style>
    <style:style style:name="T3" style:family="text">
      <style:text-properties fo:font-size="9pt"/>
    </style:style>
    <style:style style:name="T4" style:family="text">
      <style:text-properties fo:font-size="9pt" style:font-size-asian="6pt" style:font-size-complex="6pt"/>
    </style:style>
    <style:style style:name="T5" style:family="text">
      <style:text-properties fo:font-size="9pt" style:font-size-asian="10pt" style:font-size-complex="10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fo:font-style="italic" style:font-size-asian="15pt" style:font-style-asian="italic" style:font-size-complex="15pt" style:font-style-complex="italic"/>
    </style:style>
    <style:style style:name="T10" style:family="text">
      <style:text-properties fo:font-size="15pt" fo:font-style="normal" style:font-size-asian="15pt" style:font-style-asian="normal" style:font-size-complex="15pt" style:font-style-complex="normal"/>
    </style:style>
    <style:style style:name="T11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9pt" fo:font-weight="normal" style:font-size-asian="10pt" style:font-weight-asian="normal" style:font-size-complex="10pt" style:font-weight-complex="normal"/>
    </style:style>
    <style:style style:name="T17" style:family="text">
      <style:text-properties fo:font-size="9pt" fo:font-weight="normal" style:font-size-asian="8pt" style:font-weight-asian="normal" style:font-size-complex="8pt" style:font-weight-complex="normal"/>
    </style:style>
    <style:style style:name="T18" style:family="text">
      <style:text-properties fo:font-size="9pt" fo:font-weight="normal" style:font-size-asian="6pt" style:font-weight-asian="normal" style:font-size-complex="6pt" style:font-weight-complex="normal"/>
    </style:style>
    <style:style style:name="T19" style:family="text">
      <style:text-properties fo:font-size="8pt" fo:font-weight="normal" style:font-size-asian="8pt" style:font-weight-asian="normal" style:font-size-complex="8pt" style:font-weight-complex="normal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8.5pt" style:font-size-asian="8.5pt" style:font-size-complex="8.5pt"/>
    </style:style>
    <style:style style:name="T22" style:family="text">
      <style:text-properties fo:font-size="6pt" style:font-size-asian="6pt" style:font-size-complex="6pt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fo:font-size="10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2.309cm" svg:height="1.825cm" svg:x="4.491cm" svg:y="1.075cm">
          <draw:text-box>
            <text:p text:style-name="P1"><text:span text:style-name="T1">Mère</text:span></text:p>
            <text:p text:style-name="P1"><text:span text:style-name="T1">Initialisation</text:span></text:p>
          </draw:text-box>
        </draw:frame>
        <draw:g>
          <draw:custom-shape draw:style-name="gr2" draw:text-style-name="P3" draw:layer="layout" svg:width="5cm" svg:height="19.6cm" svg:x="8.329cm" svg:y="3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0.929cm" svg:y1="4.98cm" svg:x2="10.929cm" svg:y2="22.34cm">
            <text:p/>
          </draw:line>
          <draw:line draw:style-name="gr3" draw:text-style-name="P3" draw:layer="layout" svg:x1="11cm" svg:y1="5.381cm" svg:x2="15.929cm" svg:y2="5.381cm">
            <text:p/>
          </draw:line>
          <draw:line draw:style-name="gr3" draw:text-style-name="P3" draw:layer="layout" svg:x1="11cm" svg:y1="5.191cm" svg:x2="16cm" svg:y2="5.185cm">
            <text:p/>
          </draw:line>
          <draw:line draw:style-name="gr3" draw:text-style-name="P3" draw:layer="layout" svg:x1="5cm" svg:y1="5.79cm" svg:x2="10.9cm" svg:y2="5.79cm">
            <text:p/>
          </draw:line>
          <draw:line draw:style-name="gr3" draw:text-style-name="P3" draw:layer="layout" svg:x1="11.001cm" svg:y1="18.681cm" svg:x2="15.93cm" svg:y2="18.681cm">
            <text:p/>
          </draw:line>
          <draw:line draw:style-name="gr3" draw:text-style-name="P3" draw:layer="layout" svg:x1="11.002cm" svg:y1="18.981cm" svg:x2="15.931cm" svg:y2="18.981cm">
            <text:p/>
          </draw:line>
        </draw:g>
        <draw:frame draw:style-name="gr4" draw:text-style-name="P4" draw:layer="layout" svg:width="1.5cm" svg:height="0.725cm" svg:x="10.1cm" svg:y="2.9cm">
          <draw:text-box draw:corner-radius="0.3cm">
            <text:p><text:span text:style-name="T2">Mère</text:span></text:p>
          </draw:text-box>
        </draw:frame>
        <draw:g>
          <draw:custom-shape draw:style-name="gr5" draw:text-style-name="P3" draw:layer="layout" svg:width="0.449cm" svg:height="0.341cm" svg:x="15.2cm" svg:y="4.642cm">
            <text:p text:style-name="P3"><text:span text:style-name="T3">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629cm" svg:height="1.148cm" svg:x="15.963cm" svg:y="4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3" draw:text-style-name="P3" draw:layer="layout" svg:width="0.627cm" svg:height="1.209cm" svg:x="15.604cm" svg:y="4.797cm" svg:viewBox="0 0 628 1210" draw:points="57,0 571,0 0,217 628,217 628,1210">
            <text:p/>
          </draw:polyline>
        </draw:g>
        <draw:frame draw:style-name="gr6" draw:text-style-name="P5" draw:layer="layout" svg:width="3.237cm" svg:height="0.963cm" svg:x="15.663cm" svg:y="3.7cm">
          <draw:text-box draw:corner-radius="0.3cm">
            <text:p><text:span text:style-name="T4">MasquerSIGUSR2</text:span></text:p>
            <text:p><text:span text:style-name="T4">Masquer SIGCHLD</text:span></text:p>
          </draw:text-box>
        </draw:frame>
        <draw:custom-shape draw:style-name="gr2" draw:text-style-name="P3" draw:layer="layout" svg:width="0.199cm" svg:height="0.166cm" draw:transform="skewX (-0.0120427718387609) rotate (-1.04021623418862) translate (13.642cm 5.24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6" draw:layer="layout" svg:width="1.912cm" svg:height="0.963cm" svg:x="12.9cm" svg:y="5.6cm">
          <draw:text-box draw:corner-radius="0.3cm">
            <text:p><text:span text:style-name="T4">SIGUSR2</text:span></text:p>
            <text:p><text:span text:style-name="T4">SIGCHLD</text:span></text:p>
          </draw:text-box>
        </draw:frame>
        <draw:g>
          <draw:custom-shape draw:style-name="gr2" draw:text-style-name="P7" draw:layer="layout" svg:width="1.799cm" svg:height="1.6cm" svg:x="4.001cm" svg:y="10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3" draw:layer="layout" svg:width="0.449cm" svg:height="0.316cm" svg:x="4.001cm" svg:y="11.4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9cm" svg:height="0.316cm" svg:x="4.45cm" svg:y="11.4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5cm" svg:height="0.316cm" svg:x="4.899cm" svg:y="11.4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9cm" svg:height="0.316cm" svg:x="5.349cm" svg:y="11.4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449cm" svg:height="0.316cm" svg:x="4cm" svg:y="11.4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5cm" svg:height="0.316cm" svg:x="4.449cm" svg:y="11.4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9cm" svg:height="0.316cm" svg:x="4.899cm" svg:y="11.4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8cm" svg:height="0.316cm" svg:x="5.348cm" svg:y="11.4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449cm" svg:height="0.316cm" svg:x="4.001cm" svg:y="11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9cm" svg:height="0.316cm" svg:x="4.45cm" svg:y="11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5cm" svg:height="0.316cm" svg:x="4.899cm" svg:y="11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9cm" svg:height="0.316cm" svg:x="5.349cm" svg:y="11.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449cm" svg:height="0.317cm" svg:x="4cm" svg:y="11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5cm" svg:height="0.317cm" svg:x="4.449cm" svg:y="11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9cm" svg:height="0.317cm" svg:x="4.899cm" svg:y="11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8cm" svg:height="0.317cm" svg:x="5.348cm" svg:y="11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449cm" svg:height="0.317cm" svg:x="4cm" svg:y="10.9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5cm" svg:height="0.317cm" svg:x="4.449cm" svg:y="10.9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9cm" svg:height="0.317cm" svg:x="4.899cm" svg:y="10.9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8cm" svg:height="0.317cm" svg:x="5.348cm" svg:y="10.9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3" draw:text-style-name="P7" draw:layer="layout" svg:x1="4cm" svg:y1="10.6cm" svg:x2="5.795cm" svg:y2="10.6cm">
            <text:p/>
          </draw:line>
        </draw:g>
        <draw:frame draw:style-name="gr8" draw:text-style-name="P5" draw:layer="layout" svg:width="2.572cm" svg:height="0.8cm" svg:x="1.524cm" svg:y="10.1cm">
          <draw:text-box draw:corner-radius="0.3cm">
            <text:p><text:span text:style-name="T4">TempoCouleur</text:span></text:p>
          </draw:text-box>
        </draw:frame>
        <draw:custom-shape draw:style-name="gr9" draw:text-style-name="P3" draw:layer="layout" svg:width="0.344cm" svg:height="0.264cm" draw:transform="skewX (0.00383972435438753) rotate (1.5378096039322) translate (7.3cm 5.94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619cm" svg:height="0.619cm" svg:x="6.781cm" svg:y="9.7cm">
          <text:p text:style-name="P1"><text:span text:style-name="T3">R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273cm" svg:height="0.21cm" draw:transform="rotate (1.5378096039322) translate (7cm 9.67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polyline draw:style-name="gr3" draw:text-style-name="P3" draw:layer="layout" svg:width="1.199cm" svg:height="1.099cm" svg:x="3.8cm" svg:y="5cm" svg:viewBox="0 0 1200 1100" draw:points="0,0 0,1100 1200,1100 1200,0">
            <text:p/>
          </draw:polyline>
          <draw:line draw:style-name="gr3" draw:text-style-name="P3" draw:layer="layout" svg:x1="3.8cm" svg:y1="5.917cm" svg:x2="5cm" svg:y2="5.917cm">
            <text:p/>
          </draw:line>
          <draw:line draw:style-name="gr3" draw:text-style-name="P3" draw:layer="layout" svg:x1="3.8cm" svg:y1="5.733cm" svg:x2="5cm" svg:y2="5.733cm">
            <text:p/>
          </draw:line>
          <draw:line draw:style-name="gr3" draw:text-style-name="P3" draw:layer="layout" svg:x1="3.8cm" svg:y1="5.55cm" svg:x2="5cm" svg:y2="5.55cm">
            <text:p/>
          </draw:line>
          <draw:line draw:style-name="gr3" draw:text-style-name="P3" draw:layer="layout" svg:x1="3.8cm" svg:y1="5.367cm" svg:x2="5cm" svg:y2="5.367cm">
            <text:p/>
          </draw:line>
        </draw:g>
        <draw:line draw:style-name="gr3" draw:text-style-name="P3" draw:layer="layout" svg:x1="10.9cm" svg:y1="9.9cm" svg:x2="5cm" svg:y2="9.9cm">
          <text:p/>
        </draw:line>
        <draw:frame draw:style-name="gr11" draw:text-style-name="P5" draw:layer="layout" svg:width="2.898cm" svg:height="0.7cm" svg:x="1.4cm" svg:y="4.5cm">
          <draw:text-box draw:corner-radius="0.3cm">
            <text:p><text:span text:style-name="T4">ArrivéeVéhicules</text:span></text:p>
          </draw:text-box>
        </draw:frame>
        <draw:custom-shape draw:style-name="gr9" draw:text-style-name="P3" draw:layer="layout" svg:width="0.239cm" svg:height="0.184cm" draw:transform="rotate (-1.52698856256984) translate (16.09cm 6.65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polyline draw:style-name="gr3" draw:text-style-name="P3" draw:layer="layout" svg:width="0.899cm" svg:height="0.839cm" svg:x="18.1cm" svg:y="6.4cm" svg:viewBox="0 0 900 840" draw:points="0,840 0,0 900,840 900,0">
            <text:p/>
          </draw:polyline>
          <draw:line draw:style-name="gr3" draw:text-style-name="P3" draw:layer="layout" svg:x1="18.1cm" svg:y1="7.03cm" svg:x2="18.75cm" svg:y2="7.03cm">
            <text:p/>
          </draw:line>
          <draw:line draw:style-name="gr3" draw:text-style-name="P3" draw:layer="layout" svg:x1="18.35cm" svg:y1="6.61cm" svg:x2="19cm" svg:y2="6.61cm">
            <text:p/>
          </draw:line>
        </draw:g>
        <draw:frame draw:style-name="gr12" draw:text-style-name="P5" draw:layer="layout" svg:width="3.106cm" svg:height="0.607cm" svg:x="15cm" svg:y="6.193cm">
          <draw:text-box>
            <text:p><text:span text:style-name="T4">SempahoreTempo</text:span></text:p>
          </draw:text-box>
        </draw:frame>
        <draw:frame draw:style-name="gr13" draw:text-style-name="P5" draw:layer="layout" svg:width="1.576cm" svg:height="0.607cm" svg:x="18.9cm" svg:y="6.3cm">
          <draw:text-box draw:corner-radius="0.3cm">
            <text:p><text:span text:style-name="T4">1</text:span></text:p>
          </draw:text-box>
        </draw:frame>
        <draw:frame draw:style-name="gr13" draw:text-style-name="P5" draw:layer="layout" svg:width="1.576cm" svg:height="0.607cm" svg:x="18.9cm" svg:y="6.301cm">
          <draw:text-box draw:corner-radius="0.3cm">
            <text:p><text:span text:style-name="T4">1</text:span></text:p>
          </draw:text-box>
        </draw:frame>
        <draw:frame draw:style-name="gr13" draw:text-style-name="P5" draw:layer="layout" svg:width="1.576cm" svg:height="0.607cm" svg:x="18.9cm" svg:y="6.811cm">
          <draw:text-box draw:corner-radius="0.3cm">
            <text:p><text:span text:style-name="T4">0</text:span></text:p>
          </draw:text-box>
        </draw:frame>
        <draw:g>
          <draw:polyline draw:style-name="gr3" draw:text-style-name="P3" draw:layer="layout" svg:width="0.899cm" svg:height="0.839cm" svg:x="18.1cm" svg:y="7.5cm" svg:viewBox="0 0 900 840" draw:points="0,840 0,0 900,840 900,0">
            <text:p/>
          </draw:polyline>
          <draw:line draw:style-name="gr3" draw:text-style-name="P3" draw:layer="layout" svg:x1="18.1cm" svg:y1="8.13cm" svg:x2="18.75cm" svg:y2="8.13cm">
            <text:p/>
          </draw:line>
          <draw:line draw:style-name="gr3" draw:text-style-name="P3" draw:layer="layout" svg:x1="18.35cm" svg:y1="7.71cm" svg:x2="19cm" svg:y2="7.71cm">
            <text:p/>
          </draw:line>
        </draw:g>
        <draw:frame draw:style-name="gr14" draw:text-style-name="P5" draw:layer="layout" svg:width="3.271cm" svg:height="0.607cm" svg:x="14.9cm" svg:y="7.3cm">
          <draw:text-box draw:corner-radius="0.3cm">
            <text:p><text:span text:style-name="T4">SemaphoreCouleur</text:span></text:p>
          </draw:text-box>
        </draw:frame>
        <draw:frame draw:style-name="gr13" draw:text-style-name="P5" draw:layer="layout" svg:width="1.576cm" svg:height="0.607cm" svg:x="18.9cm" svg:y="7.4cm">
          <draw:text-box draw:corner-radius="0.3cm">
            <text:p><text:span text:style-name="T4">4</text:span></text:p>
          </draw:text-box>
        </draw:frame>
        <draw:frame draw:style-name="gr13" draw:text-style-name="P5" draw:layer="layout" svg:width="1.576cm" svg:height="0.607cm" svg:x="18.9cm" svg:y="7.911cm">
          <draw:text-box draw:corner-radius="0.3cm">
            <text:p><text:span text:style-name="T4">0</text:span></text:p>
          </draw:text-box>
        </draw:frame>
        <draw:line draw:style-name="gr3" draw:text-style-name="P3" draw:layer="layout" svg:x1="10.9cm" svg:y1="7.9cm" svg:x2="18.1cm" svg:y2="7.9cm">
          <text:p/>
        </draw:line>
        <draw:custom-shape draw:style-name="gr9" draw:text-style-name="P3" draw:layer="layout" svg:width="0.239cm" svg:height="0.184cm" draw:transform="rotate (-1.52698856256984) translate (16.09cm 7.75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2" draw:text-style-name="P3" draw:layer="layout" svg:width="1.3cm" svg:height="2.6cm" svg:x="18.2cm" svg:y="1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8.876cm" svg:y1="14.97cm" svg:x2="18.876cm" svg:y2="17.272cm">
            <text:p/>
          </draw:line>
          <draw:line draw:style-name="gr3" draw:text-style-name="P3" draw:layer="layout" svg:x1="18.46cm" svg:y1="15.554cm" svg:x2="19.292cm" svg:y2="15.554cm">
            <text:p/>
          </draw:line>
        </draw:g>
        <draw:line draw:style-name="gr3" draw:text-style-name="P3" draw:layer="layout" svg:x1="4.5cm" svg:y1="12.8cm" svg:x2="10.9cm" svg:y2="12.8cm">
          <text:p/>
        </draw:line>
        <draw:g>
          <draw:custom-shape draw:style-name="gr2" draw:text-style-name="P3" draw:layer="layout" svg:width="0.8cm" svg:height="1.3cm" svg:x="4.1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4.516cm" svg:y1="12.785cm" svg:x2="4.516cm" svg:y2="13.936cm">
            <text:p/>
          </draw:line>
          <draw:line draw:style-name="gr3" draw:text-style-name="P3" draw:layer="layout" svg:x1="4.26cm" svg:y1="13.077cm" svg:x2="4.772cm" svg:y2="13.077cm">
            <text:p/>
          </draw:line>
        </draw:g>
        <draw:custom-shape draw:style-name="gr9" draw:text-style-name="P3" draw:layer="layout" svg:width="0.344cm" svg:height="0.264cm" draw:transform="skewX (0.00383972435438753) rotate (1.5378096039322) translate (7.425cm 12.94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0.344cm" svg:height="0.264cm" draw:transform="skewX (0.00383972435438753) rotate (1.5378096039322) translate (7.8cm 17.7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0.9cm" svg:y1="10.4cm" svg:x2="17.4cm" svg:y2="10.4cm">
          <text:p/>
        </draw:line>
        <draw:g>
          <draw:custom-shape draw:style-name="gr2" draw:text-style-name="P3" draw:layer="layout" svg:width="0.8cm" svg:height="1.3cm" svg:x="17.4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7.816cm" svg:y1="10.085cm" svg:x2="17.816cm" svg:y2="11.236cm">
            <text:p/>
          </draw:line>
          <draw:line draw:style-name="gr3" draw:text-style-name="P3" draw:layer="layout" svg:x1="17.56cm" svg:y1="10.377cm" svg:x2="18.072cm" svg:y2="10.377cm">
            <text:p/>
          </draw:line>
        </draw:g>
        <draw:line draw:style-name="gr3" draw:text-style-name="P3" draw:layer="layout" svg:x1="10.9cm" svg:y1="13.199cm" svg:x2="18.6cm" svg:y2="13.2cm">
          <text:p/>
        </draw:line>
        <draw:g>
          <draw:custom-shape draw:style-name="gr2" draw:text-style-name="P3" draw:layer="layout" svg:width="0.8cm" svg:height="1.3cm" svg:x="18.636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9.052cm" svg:y1="12.885cm" svg:x2="19.052cm" svg:y2="14.036cm">
            <text:p/>
          </draw:line>
          <draw:line draw:style-name="gr3" draw:text-style-name="P3" draw:layer="layout" svg:x1="18.796cm" svg:y1="13.177cm" svg:x2="19.308cm" svg:y2="13.177cm">
            <text:p/>
          </draw:line>
        </draw:g>
        <draw:line draw:style-name="gr3" draw:text-style-name="P3" draw:layer="layout" svg:x1="10.9cm" svg:y1="15.099cm" svg:x2="18.4cm" svg:y2="15.1cm">
          <text:p/>
        </draw:line>
        <draw:custom-shape draw:style-name="gr9" draw:text-style-name="P3" draw:layer="layout" svg:width="0.239cm" svg:height="0.184cm" draw:transform="rotate (-1.52698856256984) translate (15.184cm 13.05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0.239cm" svg:height="0.184cm" draw:transform="rotate (-1.52698856256984) translate (14.39cm 14.95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5" draw:layer="layout" svg:width="1.37cm" svg:height="0.7cm" svg:x="3.63cm" svg:y="12.2cm">
          <draw:text-box draw:corner-radius="0.3cm">
            <text:p><text:span text:style-name="T4">Heure</text:span></text:p>
          </draw:text-box>
        </draw:frame>
        <draw:frame draw:style-name="gr15" draw:text-style-name="P5" draw:layer="layout" svg:width="2.115cm" svg:height="0.7cm" svg:x="17.1cm" svg:y="9.5cm">
          <draw:text-box draw:corner-radius="0.3cm">
            <text:p><text:span text:style-name="T4">Generateur</text:span></text:p>
          </draw:text-box>
        </draw:frame>
        <draw:frame draw:style-name="gr16" draw:text-style-name="P5" draw:layer="layout" svg:width="1.207cm" svg:height="0.7cm" svg:x="3.493cm" svg:y="16.7cm">
          <draw:text-box draw:corner-radius="0.3cm">
            <text:p><text:span text:style-name="T4">Feu</text:span></text:p>
          </draw:text-box>
        </draw:frame>
        <draw:frame draw:style-name="gr11" draw:text-style-name="P5" draw:layer="layout" svg:width="1.336cm" svg:height="0.7cm" svg:x="18.6cm" svg:y="12.3cm">
          <draw:text-box draw:corner-radius="0.3cm">
            <text:p><text:span text:style-name="T4">Menu</text:span></text:p>
          </draw:text-box>
        </draw:frame>
        <draw:frame draw:style-name="gr17" draw:text-style-name="P5" draw:layer="layout" svg:width="1.336cm" svg:height="0.607cm" svg:x="18.2cm" svg:y="14.293cm">
          <draw:text-box draw:corner-radius="0.336cm">
            <text:p><text:span text:style-name="T4">Voie</text:span></text:p>
          </draw:text-box>
        </draw:frame>
        <draw:g>
          <draw:custom-shape draw:style-name="gr2" draw:text-style-name="P3" draw:layer="layout" svg:width="1.3cm" svg:height="2.2cm" svg:x="3.6cm" svg:y="17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4.276cm" svg:y1="17.444cm" svg:x2="4.276cm" svg:y2="19.392cm">
            <text:p/>
          </draw:line>
          <draw:line draw:style-name="gr3" draw:text-style-name="P3" draw:layer="layout" svg:x1="3.86cm" svg:y1="17.938cm" svg:x2="4.692cm" svg:y2="17.938cm">
            <text:p/>
          </draw:line>
        </draw:g>
        <draw:line draw:style-name="gr3" draw:text-style-name="P3" draw:layer="layout" svg:x1="4.8cm" svg:y1="17.6cm" svg:x2="10.9cm" svg:y2="17.599cm">
          <text:p/>
        </draw:line>
        <draw:custom-shape draw:style-name="gr18" draw:text-style-name="P3" draw:layer="layout" svg:width="0.2cm" svg:height="0.2cm" svg:x="10.8cm" svg:y="2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4.866cm" svg:height="0.7cm" svg:x="11.1cm" svg:y="20.5cm">
          <draw:text-box draw:corner-radius="0.3cm">
            <text:p><text:span text:style-name="T5">InitialiserApplication(XTERM)</text:span></text:p>
          </draw:text-box>
        </draw:frame>
        <draw:frame draw:style-name="gr20" draw:text-style-name="P5" draw:layer="layout" svg:width="1.912cm" svg:height="0.7cm" svg:x="3.1cm" svg:y="8.7cm">
          <draw:text-box draw:corner-radius="0.3cm">
            <text:p><text:span text:style-name="T4">TempoEO</text:span></text:p>
          </draw:text-box>
        </draw:frame>
        <draw:line draw:style-name="gr3" draw:text-style-name="P3" draw:layer="layout" svg:x1="10.9cm" svg:y1="6.8cm" svg:x2="18.1cm" svg:y2="6.8cm">
          <text:p/>
        </draw:line>
        <draw:line draw:style-name="gr3" draw:text-style-name="P3" draw:layer="layout" svg:x1="5cm" svg:y1="9.9cm" svg:x2="5cm" svg:y2="10.2cm">
          <text:p/>
        </draw:line>
        <draw:frame draw:style-name="gr20" draw:text-style-name="P5" draw:layer="layout" svg:width="1.895cm" svg:height="0.7cm" svg:x="3.053cm" svg:y="7.3cm">
          <draw:text-box draw:corner-radius="0.3cm">
            <text:p><text:span text:style-name="T4">TempoNS</text:span></text:p>
          </draw:text-box>
        </draw:frame>
        <draw:frame draw:style-name="gr20" draw:text-style-name="P5" draw:layer="layout" svg:width="2.534cm" svg:height="0.7cm" svg:x="3.053cm" svg:y="8.2cm">
          <draw:text-box draw:corner-radius="0.3cm">
            <text:p><text:span text:style-name="T4">couleurAxeNS</text:span></text:p>
          </draw:text-box>
        </draw:frame>
        <draw:frame draw:style-name="gr20" draw:text-style-name="P5" draw:layer="layout" svg:width="2.551cm" svg:height="0.7cm" svg:x="3.043cm" svg:y="6.7cm">
          <draw:text-box draw:corner-radius="0.3cm">
            <text:p><text:span text:style-name="T4">couleurAxeEO</text:span></text:p>
          </draw:text-box>
        </draw:frame>
        <draw:line draw:style-name="gr3" draw:text-style-name="P3" draw:layer="layout" svg:x1="10.9cm" svg:y1="9.6cm" svg:x2="4.6cm" svg:y2="9.6cm">
          <text:p/>
        </draw:line>
        <draw:line draw:style-name="gr3" draw:text-style-name="P3" draw:layer="layout" svg:x1="4.6cm" svg:y1="9.6cm" svg:x2="4.6cm" svg:y2="10.2cm">
          <text:p/>
        </draw:line>
        <draw:custom-shape draw:style-name="gr9" draw:text-style-name="P3" draw:layer="layout" svg:width="0.239cm" svg:height="0.184cm" draw:transform="rotate (-1.52698856256984) translate (15.184cm 10.25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0.9cm" svg:y1="15.8cm" svg:x2="18.5cm" svg:y2="15.8cm">
          <text:p/>
        </draw:line>
        <draw:custom-shape draw:style-name="gr9" draw:text-style-name="P3" draw:layer="layout" svg:width="0.239cm" svg:height="0.184cm" draw:transform="rotate (-1.52698856256984) translate (14.59cm 15.65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0.9cm" svg:y1="16.4cm" svg:x2="18.2cm" svg:y2="16.4cm">
          <text:p/>
        </draw:line>
        <draw:custom-shape draw:style-name="gr9" draw:text-style-name="P3" draw:layer="layout" svg:width="0.239cm" svg:height="0.184cm" draw:transform="rotate (-1.52698856256984) translate (14.39cm 16.25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0.9cm" svg:y1="17.201cm" svg:x2="18.2cm" svg:y2="17.2cm">
          <text:p/>
        </draw:line>
        <draw:custom-shape draw:style-name="gr9" draw:text-style-name="P3" draw:layer="layout" svg:width="0.239cm" svg:height="0.184cm" draw:transform="rotate (-1.52698856256984) translate (14.39cm 17.05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0.619cm" svg:height="0.619cm" svg:x="6.7cm" svg:y="11.7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6.8cm" svg:y1="12.281cm" svg:x2="7.2cm" svg:y2="11.881cm">
          <text:p/>
        </draw:line>
        <draw:line draw:style-name="gr3" draw:text-style-name="P3" draw:layer="layout" svg:x1="6.8cm" svg:y1="11.881cm" svg:x2="7.2cm" svg:y2="12.281cm">
          <text:p/>
        </draw:line>
        <draw:line draw:style-name="gr3" draw:text-style-name="P3" draw:layer="layout" svg:x1="10.9cm" svg:y1="12.1cm" svg:x2="5.1cm" svg:y2="12.1cm">
          <text:p/>
        </draw:line>
        <draw:line draw:style-name="gr3" draw:text-style-name="P3" draw:layer="layout" svg:x1="5.1cm" svg:y1="11.8cm" svg:x2="5.1cm" svg:y2="12.1cm">
          <text:p/>
        </draw:line>
        <draw:g>
          <draw:custom-shape draw:style-name="gr5" draw:text-style-name="P3" draw:layer="layout" svg:width="0.449cm" svg:height="0.341cm" svg:x="15.2cm" svg:y="17.942cm">
            <text:p text:style-name="P3"><text:span text:style-name="T3">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629cm" svg:height="1.148cm" svg:x="15.963cm" svg:y="18.2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3" draw:text-style-name="P3" draw:layer="layout" svg:width="0.627cm" svg:height="1.209cm" svg:x="15.604cm" svg:y="18.097cm" svg:viewBox="0 0 628 1210" draw:points="57,0 571,0 0,217 628,217 628,1210">
            <text:p/>
          </draw:polyline>
        </draw:g>
        <draw:frame draw:style-name="gr21" draw:text-style-name="P5" draw:layer="layout" svg:width="2.94cm" svg:height="0.963cm" svg:x="16.86cm" svg:y="17.581cm">
          <draw:text-box draw:corner-radius="0.3cm">
            <text:p><text:span text:style-name="T4">Défaut SIGUSR2</text:span></text:p>
            <text:p><text:span text:style-name="T4">Défaut SIGCHLD</text:span></text:p>
          </draw:text-box>
        </draw:frame>
        <draw:custom-shape draw:style-name="gr2" draw:text-style-name="P3" draw:layer="layout" svg:width="0.199cm" svg:height="0.166cm" draw:transform="skewX (-0.0120427718387609) rotate (-1.04021623418862) translate (13.642cm 18.84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6" draw:layer="layout" svg:width="1.912cm" svg:height="0.963cm" svg:x="12.958cm" svg:y="19.235cm">
          <draw:text-box draw:corner-radius="0.3cm">
            <text:p><text:span text:style-name="T4">SIGUSR2</text:span></text:p>
            <text:p><text:span text:style-name="T4">SIGCHLD</text:span></text:p>
          </draw:text-box>
        </draw:frame>
        <draw:frame draw:style-name="gr22" draw:text-style-name="P9" draw:layer="layout" svg:width="1.844cm" svg:height="0.569cm" svg:x="14.7cm" svg:y="9.8cm">
          <draw:text-box>
            <text:p><text:span text:style-name="T6">(0, idBAL)</text:span></text:p>
          </draw:text-box>
        </draw:frame>
        <draw:frame draw:style-name="gr23" draw:text-style-name="P9" draw:layer="layout" svg:width="5.349cm" svg:height="0.569cm" svg:x="13.6cm" svg:y="12.531cm">
          <draw:text-box>
            <text:p><text:span text:style-name="T6">(idSem, idBAL, idShm, pidGenerateur)</text:span></text:p>
          </draw:text-box>
        </draw:frame>
        <draw:frame draw:style-name="gr24" draw:text-style-name="P9" draw:layer="layout" svg:width="4.376cm" svg:height="0.569cm" svg:x="13.251cm" svg:y="14.5cm">
          <draw:text-box>
            <text:p><text:span text:style-name="T6">(NORD, idSem, idBAL, idShm)</text:span></text:p>
          </draw:text-box>
        </draw:frame>
        <draw:frame draw:style-name="gr24" draw:text-style-name="P9" draw:layer="layout" svg:width="4.376cm" svg:height="0.569cm" svg:x="13.224cm" svg:y="15.2cm">
          <draw:text-box>
            <text:p><text:span text:style-name="T6">(SUD, idSem, idBAL, idShm)</text:span></text:p>
          </draw:text-box>
        </draw:frame>
        <draw:frame draw:style-name="gr24" draw:text-style-name="P9" draw:layer="layout" svg:width="4.376cm" svg:height="0.569cm" svg:x="13.2cm" svg:y="15.831cm">
          <draw:text-box>
            <text:p><text:span text:style-name="T6">(EST, idSem, idBAL, idShm)</text:span></text:p>
          </draw:text-box>
        </draw:frame>
        <draw:frame draw:style-name="gr25" draw:text-style-name="P9" draw:layer="layout" svg:width="4.876cm" svg:height="0.887cm" svg:x="13.224cm" svg:y="16.531cm">
          <draw:text-box>
            <text:p><text:span text:style-name="T6">(OUEST, idSem, idBAL, idShm)</text:span></text:p>
          </draw:text-box>
        </draw:frame>
        <draw:frame draw:style-name="gr23" draw:text-style-name="P10" draw:layer="layout" svg:width="2.466cm" svg:height="0.569cm" svg:x="5.3cm" svg:y="17cm">
          <draw:text-box>
            <text:p><text:span text:style-name="T7">(idSem, idShm)</text:span></text:p>
          </draw:text-box>
        </draw:frame>
        <draw:frame draw:style-name="gr26" draw:text-style-name="P11" draw:layer="layout" svg:width="27.09cm" svg:height="8.5cm" svg:x="1.01cm" svg:y="21.5cm">
          <draw:text-box>
            <text:p text:style-name="P11"><text:span text:style-name="T8">Boite aux lettres </text:span><text:span text:style-name="T9">ArrivéeVéhicules </text:span><text:span text:style-name="T10">: </text:span></text:p>
            <text:p text:style-name="P11"><text:span text:style-name="T10"><text:tab/></text:span><text:span text:style-name="T10">Stocke</text:span></text:p>
            <text:p text:style-name="P11"><text:span text:style-name="T10">Mémoire partagée </text:span><text:span text:style-name="T9">TempoCouleur </text:span><text:span text:style-name="T10">: </text:span></text:p>
            <text:p text:style-name="P11"><text:span text:style-name="T10"><text:tab/></text:span><text:span text:style-name="T10">Stocke les durées(zones tempo) et les couleurs(zones couleurs) </text:span></text:p>
            <text:p text:style-name="P11"><text:span text:style-name="T10"><text:tab/></text:span><text:span text:style-name="T10">actuelles des feux pour les deux axes (NS et EO)</text:span></text:p>
            <text:p text:style-name="P11"><text:span text:style-name="T11">Sémaphore </text:span><text:span text:style-name="T12">SémaphoreTempo </text:span><text:span text:style-name="T11">: </text:span></text:p>
            <text:p text:style-name="P11"><text:span text:style-name="T11"><text:tab/></text:span><text:span text:style-name="T11">Sémaphore associé aux deux zones tempos de la </text:span></text:p>
            <text:p text:style-name="P11"><text:span text:style-name="T11"><text:tab/></text:span><text:span text:style-name="T11">mémoire partagée </text:span><text:span text:style-name="T12">TempoCouleur (1 Jeton max)</text:span></text:p>
            <text:p text:style-name="P11"><text:span text:style-name="T11">Sémaphore </text:span><text:span text:style-name="T12">SémaphoreCouleur </text:span><text:span text:style-name="T11">: </text:span></text:p>
            <text:p text:style-name="P11"><text:span text:style-name="T11"><text:tab/></text:span><text:span text:style-name="T11">Sémaphore associé aux deux zones couleurs de la </text:span></text:p>
            <text:p text:style-name="P11"><text:span text:style-name="T11"><text:tab/></text:span><text:span text:style-name="T11">mémoire partagée </text:span><text:span text:style-name="T12">TempoCouleur (4 Jetons max car 4 instances de Voie </text:span></text:p>
            <text:p text:style-name="P11"><text:span text:style-name="T12"><text:tab/></text:span><text:span text:style-name="T12">qui peuvent potentiellement effectuer une lecture en même temps)</text:span></text:p>
          </draw:text-box>
        </draw:frame>
      </draw:page>
      <draw:page draw:name="page2" draw:style-name="dp1" draw:master-page-name="Standard">
        <draw:frame draw:style-name="gr27" draw:text-style-name="P2" draw:layer="layout" svg:width="15.1cm" svg:height="3.85cm" svg:x="2.7cm" svg:y="1.15cm">
          <draw:text-box>
            <text:p text:style-name="P1"><text:span text:style-name="T1">Mère </text:span></text:p>
            <text:p text:style-name="P1"><text:span text:style-name="T1">Moteur</text:span></text:p>
          </draw:text-box>
        </draw:frame>
        <draw:g>
          <draw:g>
            <draw:custom-shape draw:style-name="gr2" draw:text-style-name="P1" draw:layer="layout" svg:width="6.4cm" svg:height="19.6cm" svg:x="6.8cm" svg:y="4.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1" draw:layer="layout" svg:x1="10.128cm" svg:y1="5.681cm" svg:x2="10.128cm" svg:y2="23.042cm">
              <text:p/>
            </draw:line>
          </draw:g>
        </draw:g>
        <draw:g>
          <draw:g>
            <draw:custom-shape draw:style-name="gr2" draw:text-style-name="P1" draw:layer="layout" svg:width="6.4cm" svg:height="19.6cm" svg:x="6.8cm" svg:y="4.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1" draw:layer="layout" svg:x1="10.128cm" svg:y1="5.681cm" svg:x2="10.128cm" svg:y2="23.042cm">
              <text:p/>
            </draw:line>
          </draw:g>
          <draw:line draw:style-name="gr29" draw:text-style-name="P1" draw:layer="layout" svg:x1="17.7cm" svg:y1="13.3cm" svg:x2="10.1cm" svg:y2="13.3cm">
            <text:p/>
          </draw:line>
        </draw:g>
        <draw:frame draw:style-name="gr4" draw:text-style-name="P12" draw:layer="layout" svg:width="1.5cm" svg:height="0.725cm" svg:x="9.3cm" svg:y="3.475cm">
          <draw:text-box draw:corner-radius="0.3cm">
            <text:p><text:span text:style-name="T13">Mère</text:span></text:p>
          </draw:text-box>
        </draw:frame>
        <draw:frame draw:style-name="gr30" draw:text-style-name="P13" draw:layer="layout" svg:width="1.6cm" svg:height="0.725cm" svg:x="17.6cm" svg:y="10.675cm">
          <draw:text-box draw:corner-radius="0.3cm">
            <text:p text:style-name="P1"><text:span text:style-name="T14">Menu</text:span></text:p>
          </draw:text-box>
        </draw:frame>
        <draw:frame draw:style-name="gr31" draw:text-style-name="P14" draw:layer="layout" svg:width="7.2cm" svg:height="0.725cm" svg:x="7.5cm" svg:y="12.3cm">
          <draw:text-box>
            <text:p text:style-name="P1"><text:span text:style-name="T14">waitpid()</text:span></text:p>
          </draw:text-box>
        </draw:frame>
        <draw:g>
          <draw:custom-shape draw:style-name="gr2" draw:text-style-name="P3" draw:layer="layout" svg:width="1.7cm" svg:height="3.2cm" svg:x="17.7cm" svg:y="11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3" draw:layer="layout" svg:x1="18.584cm" svg:y1="11.809cm" svg:x2="18.584cm" svg:y2="14.642cm">
            <text:p/>
          </draw:line>
          <draw:line draw:style-name="gr28" draw:text-style-name="P3" draw:layer="layout" svg:x1="18.04cm" svg:y1="12.528cm" svg:x2="19.128cm" svg:y2="12.528cm">
            <text:p/>
          </draw:line>
        </draw:g>
        <draw:frame draw:style-name="gr23" draw:layer="layout" svg:width="15.856cm" svg:height="1.673cm" svg:x="2.9cm" svg:y="26.2cm">
          <draw:text-box>
            <text:p>La phase moteur de la tache Mère consiste à attendre </text:p>
            <text:p>le signal SIGCHLD de la part de la tache Menu </text:p>
          </draw:text-box>
        </draw:frame>
        <draw:line draw:style-name="gr3" draw:text-style-name="P1" draw:layer="layout" svg:x1="8.7cm" svg:y1="9.7cm" svg:x2="11.7cm" svg:y2="9.7cm">
          <text:p/>
        </draw:line>
      </draw:page>
      <draw:page draw:name="page3" draw:style-name="dp1" draw:master-page-name="Standard">
        <draw:frame draw:style-name="gr32" draw:text-style-name="P15" draw:layer="layout" svg:width="12.309cm" svg:height="1.825cm" svg:x="3.3cm" svg:y="1.2cm">
          <draw:text-box>
            <text:p text:style-name="P1"><text:span text:style-name="T15">Mère</text:span></text:p>
            <text:p text:style-name="P1"><text:span text:style-name="T15">Destruction</text:span></text:p>
          </draw:text-box>
        </draw:frame>
        <draw:g>
          <draw:g>
            <draw:custom-shape draw:style-name="gr2" draw:text-style-name="P3" draw:layer="layout" svg:width="6.5cm" svg:height="21.2cm" svg:x="6cm" svg:y="3.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3" draw:layer="layout" svg:x1="9.38cm" svg:y1="5.286cm" svg:x2="9.4cm" svg:y2="24.9cm">
              <text:p/>
            </draw:line>
          </draw:g>
        </draw:g>
        <draw:frame draw:style-name="gr33" draw:text-style-name="P7" draw:layer="layout" svg:width="1.5cm" svg:height="0.7cm" svg:x="1.3cm" svg:y="10.8cm">
          <draw:text-box draw:corner-radius="0.3cm">
            <text:p text:style-name="P1"><text:span text:style-name="T16">VoieE</text:span></text:p>
          </draw:text-box>
        </draw:frame>
        <draw:frame draw:style-name="gr33" draw:text-style-name="P7" draw:layer="layout" svg:width="1.5cm" svg:height="0.7cm" svg:x="1.2cm" svg:y="4.9cm">
          <draw:text-box draw:corner-radius="0.3cm">
            <text:p text:style-name="P1"><text:span text:style-name="T16">Heure</text:span></text:p>
          </draw:text-box>
        </draw:frame>
        <draw:frame draw:style-name="gr34" draw:text-style-name="P7" draw:layer="layout" svg:width="1.5cm" svg:height="0.645cm" svg:x="1.2cm" svg:y="7.655cm">
          <draw:text-box draw:corner-radius="0.3cm">
            <text:p text:style-name="P1"><text:span text:style-name="T16">VoieN</text:span></text:p>
          </draw:text-box>
        </draw:frame>
        <draw:frame draw:style-name="gr35" draw:text-style-name="P7" draw:layer="layout" svg:width="2.28cm" svg:height="0.645cm" svg:x="15.12cm" svg:y="6.255cm">
          <draw:text-box draw:corner-radius="0.3cm">
            <text:p text:style-name="P1"><text:span text:style-name="T16">Génerateur</text:span></text:p>
          </draw:text-box>
        </draw:frame>
        <draw:frame draw:style-name="gr33" draw:text-style-name="P7" draw:layer="layout" svg:width="1.5cm" svg:height="0.7cm" svg:x="14cm" svg:y="9.1cm">
          <draw:text-box draw:corner-radius="0.3cm">
            <text:p text:style-name="P1"><text:span text:style-name="T16">VoieS</text:span></text:p>
          </draw:text-box>
        </draw:frame>
        <draw:line draw:style-name="gr36" draw:text-style-name="P3" draw:layer="layout" svg:x1="9.3cm" svg:y1="5.9cm" svg:x2="3.7cm" svg:y2="5.9cm">
          <text:p/>
        </draw:line>
        <draw:g>
          <draw:polyline draw:style-name="gr28" draw:text-style-name="P3" draw:layer="layout" svg:width="0.506cm" svg:height="0.408cm" svg:x="4.985cm" svg:y="5.699cm" svg:viewBox="0 0 507 409" draw:points="500,0 0,9 507,400 7,409">
            <text:p/>
          </draw:polyline>
          <draw:polyline draw:style-name="gr28" draw:text-style-name="P3" draw:layer="layout" svg:width="0.202cm" svg:height="0.199cm" svg:x="4.992cm" svg:y="6.004cm" svg:viewBox="0 0 203 200" draw:points="198,0 0,103 203,200">
            <text:p/>
          </draw:polyline>
        </draw:g>
        <draw:frame draw:style-name="gr37" draw:text-style-name="P16" draw:layer="layout" svg:width="3.358cm" svg:height="0.607cm" svg:x="4.442cm" svg:y="5.231cm">
          <draw:text-box draw:corner-radius="0.3cm">
            <text:p text:style-name="P1"><text:span text:style-name="T17">SIGUSR2</text:span></text:p>
          </draw:text-box>
        </draw:frame>
        <draw:frame draw:style-name="gr38" draw:text-style-name="P17" draw:layer="layout" svg:width="7.2cm" svg:height="0.607cm" svg:x="5.1cm" svg:y="6.1cm">
          <draw:text-box>
            <text:p text:style-name="P1"><text:span text:style-name="T17">waitpid()</text:span></text:p>
          </draw:text-box>
        </draw:frame>
        <draw:line draw:style-name="gr36" draw:text-style-name="P3" draw:layer="layout" svg:x1="9.3cm" svg:y1="6.9cm" svg:x2="13.8cm" svg:y2="6.9cm">
          <text:p/>
        </draw:line>
        <draw:g>
          <draw:polyline draw:style-name="gr28" draw:text-style-name="P3" draw:layer="layout" svg:width="0.499cm" svg:height="0.399cm" svg:x="11.8cm" svg:y="6.7cm" svg:viewBox="0 0 500 400" draw:points="0,0 500,0 0,400 500,400">
            <text:p/>
          </draw:polyline>
          <draw:polyline draw:style-name="gr28" draw:text-style-name="P3" draw:layer="layout" svg:width="0.2cm" svg:height="0.199cm" svg:x="12.1cm" svg:y="7cm" svg:viewBox="0 0 201 200" draw:points="0,0 201,100 0,200">
            <text:p/>
          </draw:polyline>
        </draw:g>
        <draw:frame draw:style-name="gr37" draw:text-style-name="P16" draw:layer="layout" svg:width="3.358cm" svg:height="0.607cm" svg:x="11.242cm" svg:y="6.231cm">
          <draw:text-box draw:corner-radius="0.3cm">
            <text:p text:style-name="P1"><text:span text:style-name="T17">SIGCONT</text:span></text:p>
          </draw:text-box>
        </draw:frame>
        <draw:frame draw:style-name="gr39" draw:text-style-name="P17" draw:layer="layout" svg:width="7.2cm" svg:height="0.7cm" svg:x="6.3cm" svg:y="7.9cm">
          <draw:text-box>
            <text:p text:style-name="P1"><text:span text:style-name="T17">waitpid()</text:span></text:p>
          </draw:text-box>
        </draw:frame>
        <draw:line draw:style-name="gr36" draw:text-style-name="P3" draw:layer="layout" svg:x1="9.3cm" svg:y1="7.8cm" svg:x2="13.8cm" svg:y2="7.8cm">
          <text:p/>
        </draw:line>
        <draw:g>
          <draw:polyline draw:style-name="gr28" draw:text-style-name="P3" draw:layer="layout" svg:width="0.499cm" svg:height="0.399cm" svg:x="11.999cm" svg:y="7.6cm" svg:viewBox="0 0 500 400" draw:points="0,0 500,0 0,400 500,400">
            <text:p/>
          </draw:polyline>
          <draw:polyline draw:style-name="gr28" draw:text-style-name="P3" draw:layer="layout" svg:width="0.2cm" svg:height="0.199cm" svg:x="12.299cm" svg:y="7.9cm" svg:viewBox="0 0 201 200" draw:points="0,0 201,100 0,200">
            <text:p/>
          </draw:polyline>
        </draw:g>
        <draw:frame draw:style-name="gr40" draw:text-style-name="P16" draw:layer="layout" svg:width="3.358cm" svg:height="0.669cm" svg:x="11.542cm" svg:y="7.2cm">
          <draw:text-box draw:corner-radius="0.3cm">
            <text:p text:style-name="P1"><text:span text:style-name="T17">SIGUSR2</text:span></text:p>
          </draw:text-box>
        </draw:frame>
        <draw:line draw:style-name="gr41" draw:text-style-name="P3" draw:layer="layout" svg:x1="9.4cm" svg:y1="9cm" svg:x2="3.3cm" svg:y2="8.9cm">
          <text:p/>
        </draw:line>
        <draw:g>
          <draw:polyline draw:style-name="gr28" draw:text-style-name="P3" draw:layer="layout" svg:width="0.499cm" svg:height="0.399cm" svg:x="5cm" svg:y="8.7cm" svg:viewBox="0 0 500 400" draw:points="500,0 0,0 500,400 0,400">
            <text:p/>
          </draw:polyline>
          <draw:polyline draw:style-name="gr28" draw:text-style-name="P3" draw:layer="layout" svg:width="0.2cm" svg:height="0.199cm" svg:x="5cm" svg:y="9cm" svg:viewBox="0 0 201 200" draw:points="200,0 0,100 201,200">
            <text:p/>
          </draw:polyline>
        </draw:g>
        <draw:frame draw:style-name="gr37" draw:text-style-name="P16" draw:layer="layout" svg:width="3.358cm" svg:height="0.607cm" svg:x="4.4cm" svg:y="8.2cm">
          <draw:text-box draw:corner-radius="0.3cm">
            <text:p text:style-name="P1"><text:span text:style-name="T17">SIGUSR2</text:span></text:p>
          </draw:text-box>
        </draw:frame>
        <draw:line draw:style-name="gr41" draw:text-style-name="P3" draw:layer="layout" svg:x1="9.3cm" svg:y1="10.2cm" svg:x2="14.1cm" svg:y2="10.2cm">
          <text:p/>
        </draw:line>
        <draw:g>
          <draw:polyline draw:style-name="gr28" draw:text-style-name="P3" draw:layer="layout" svg:width="0.499cm" svg:height="0.399cm" svg:x="12.499cm" svg:y="10cm" svg:viewBox="0 0 500 400" draw:points="0,0 500,0 0,400 500,400">
            <text:p/>
          </draw:polyline>
          <draw:polyline draw:style-name="gr28" draw:text-style-name="P3" draw:layer="layout" svg:width="0.2cm" svg:height="0.199cm" svg:x="12.799cm" svg:y="10.3cm" svg:viewBox="0 0 201 200" draw:points="0,0 201,100 0,200">
            <text:p/>
          </draw:polyline>
        </draw:g>
        <draw:frame draw:style-name="gr37" draw:text-style-name="P16" draw:layer="layout" svg:width="3.358cm" svg:height="0.607cm" svg:x="12.142cm" svg:y="9.4cm">
          <draw:text-box draw:corner-radius="0.3cm">
            <text:p text:style-name="P1"><text:span text:style-name="T17">SIGUSR2</text:span></text:p>
          </draw:text-box>
        </draw:frame>
        <draw:frame draw:style-name="gr39" draw:text-style-name="P17" draw:layer="layout" svg:width="2.2cm" svg:height="0.7cm" svg:x="9.2cm" svg:y="10.6cm">
          <draw:text-box>
            <text:p text:style-name="P1"><text:span text:style-name="T17">waitpid()</text:span></text:p>
          </draw:text-box>
        </draw:frame>
        <draw:line draw:style-name="gr41" draw:text-style-name="P3" draw:layer="layout" svg:x1="9.3cm" svg:y1="11.7cm" svg:x2="4cm" svg:y2="11.7cm">
          <text:p/>
        </draw:line>
        <draw:g>
          <draw:polyline draw:style-name="gr28" draw:text-style-name="P3" draw:layer="layout" svg:width="0.499cm" svg:height="0.399cm" svg:x="5.2cm" svg:y="11.5cm" svg:viewBox="0 0 500 400" draw:points="500,0 0,0 500,400 0,400">
            <text:p/>
          </draw:polyline>
          <draw:polyline draw:style-name="gr28" draw:text-style-name="P3" draw:layer="layout" svg:width="0.2cm" svg:height="0.199cm" svg:x="5.2cm" svg:y="11.8cm" svg:viewBox="0 0 201 200" draw:points="200,0 0,100 201,200">
            <text:p/>
          </draw:polyline>
        </draw:g>
        <draw:frame draw:style-name="gr37" draw:text-style-name="P16" draw:layer="layout" svg:width="3.358cm" svg:height="0.607cm" svg:x="4.4cm" svg:y="10.9cm">
          <draw:text-box draw:corner-radius="0.3cm">
            <text:p text:style-name="P1"><text:span text:style-name="T17">SIGUSR2</text:span></text:p>
          </draw:text-box>
        </draw:frame>
        <draw:g>
          <draw:polyline draw:style-name="gr28" draw:text-style-name="P3" draw:layer="layout" svg:width="1.199cm" svg:height="1.099cm" svg:x="16.2cm" svg:y="21.3cm" svg:viewBox="0 0 1200 1100" draw:points="0,0 0,1100 1200,1100 1200,0">
            <text:p/>
          </draw:polyline>
          <draw:line draw:style-name="gr28" draw:text-style-name="P3" draw:layer="layout" svg:x1="16.2cm" svg:y1="22.217cm" svg:x2="17.4cm" svg:y2="22.217cm">
            <text:p/>
          </draw:line>
          <draw:line draw:style-name="gr28" draw:text-style-name="P3" draw:layer="layout" svg:x1="16.2cm" svg:y1="22.033cm" svg:x2="17.4cm" svg:y2="22.033cm">
            <text:p/>
          </draw:line>
          <draw:line draw:style-name="gr28" draw:text-style-name="P3" draw:layer="layout" svg:x1="16.2cm" svg:y1="21.85cm" svg:x2="17.4cm" svg:y2="21.85cm">
            <text:p/>
          </draw:line>
          <draw:line draw:style-name="gr28" draw:text-style-name="P3" draw:layer="layout" svg:x1="16.2cm" svg:y1="21.667cm" svg:x2="17.4cm" svg:y2="21.667cm">
            <text:p/>
          </draw:line>
        </draw:g>
        <draw:g>
          <draw:polyline draw:style-name="gr28" draw:text-style-name="P3" draw:layer="layout" svg:width="0.899cm" svg:height="0.839cm" svg:x="16.2cm" svg:y="18.4cm" svg:viewBox="0 0 900 840" draw:points="0,840 0,0 900,840 900,0">
            <text:p/>
          </draw:polyline>
          <draw:line draw:style-name="gr28" draw:text-style-name="P3" draw:layer="layout" svg:x1="16.2cm" svg:y1="19.03cm" svg:x2="16.85cm" svg:y2="19.03cm">
            <text:p/>
          </draw:line>
          <draw:line draw:style-name="gr28" draw:text-style-name="P3" draw:layer="layout" svg:x1="16.45cm" svg:y1="18.61cm" svg:x2="17.1cm" svg:y2="18.61cm">
            <text:p/>
          </draw:line>
        </draw:g>
        <draw:g>
          <draw:polyline draw:style-name="gr28" draw:text-style-name="P3" draw:layer="layout" svg:width="0.899cm" svg:height="0.839cm" svg:x="16.2cm" svg:y="19.56cm" svg:viewBox="0 0 900 840" draw:points="0,840 0,0 900,840 900,0">
            <text:p/>
          </draw:polyline>
          <draw:line draw:style-name="gr28" draw:text-style-name="P3" draw:layer="layout" svg:x1="16.2cm" svg:y1="20.19cm" svg:x2="16.85cm" svg:y2="20.19cm">
            <text:p/>
          </draw:line>
          <draw:line draw:style-name="gr28" draw:text-style-name="P3" draw:layer="layout" svg:x1="16.45cm" svg:y1="19.77cm" svg:x2="17.1cm" svg:y2="19.77cm">
            <text:p/>
          </draw:line>
        </draw:g>
        <draw:line draw:style-name="gr41" draw:text-style-name="P3" draw:layer="layout" svg:x1="16.2cm" svg:y1="21.9cm" svg:x2="9.3cm" svg:y2="21.9cm">
          <text:p/>
        </draw:line>
        <draw:line draw:style-name="gr41" draw:text-style-name="P3" draw:layer="layout" svg:x1="16.2cm" svg:y1="18.7cm" svg:x2="9.3cm" svg:y2="18.7cm">
          <text:p/>
        </draw:line>
        <draw:line draw:style-name="gr41" draw:text-style-name="P3" draw:layer="layout" svg:x1="16.2cm" svg:y1="19.9cm" svg:x2="9.3cm" svg:y2="19.9cm">
          <text:p/>
        </draw:line>
        <draw:frame draw:style-name="gr42" draw:text-style-name="P7" draw:layer="layout" svg:width="2.572cm" svg:height="0.7cm" svg:x="13.024cm" svg:y="16cm">
          <draw:text-box draw:corner-radius="0.3cm">
            <text:p><text:span text:style-name="T18">TempoCouleur</text:span></text:p>
          </draw:text-box>
        </draw:frame>
        <draw:frame draw:style-name="gr43" draw:text-style-name="P7" draw:layer="layout" svg:width="2.898cm" svg:height="0.7cm" svg:x="13.402cm" svg:y="21cm">
          <draw:text-box draw:corner-radius="0.3cm">
            <text:p><text:span text:style-name="T16">ArrivéeVéhicules</text:span></text:p>
          </draw:text-box>
        </draw:frame>
        <draw:frame draw:style-name="gr44" draw:text-style-name="P7" draw:layer="layout" svg:width="3.106cm" svg:height="0.7cm" svg:x="16.79cm" svg:y="17.9cm">
          <draw:text-box draw:corner-radius="0.3cm">
            <text:p><text:span text:style-name="T18">SempahoreTempo</text:span></text:p>
          </draw:text-box>
        </draw:frame>
        <draw:g>
          <draw:line draw:style-name="gr28" draw:text-style-name="P3" draw:layer="layout" svg:x1="13.7cm" svg:y1="17.376cm" svg:x2="14.199cm" svg:y2="17.8cm">
            <text:p/>
          </draw:line>
          <draw:line draw:style-name="gr28" draw:text-style-name="P3" draw:layer="layout" svg:x1="13.7cm" svg:y1="17.8cm" svg:x2="14.199cm" svg:y2="17.376cm">
            <text:p/>
          </draw:line>
        </draw:g>
        <draw:g>
          <draw:line draw:style-name="gr28" draw:text-style-name="P3" draw:layer="layout" svg:x1="13.201cm" svg:y1="21.7cm" svg:x2="13.7cm" svg:y2="22.124cm">
            <text:p/>
          </draw:line>
          <draw:line draw:style-name="gr28" draw:text-style-name="P3" draw:layer="layout" svg:x1="13.201cm" svg:y1="22.124cm" svg:x2="13.7cm" svg:y2="21.7cm">
            <text:p/>
          </draw:line>
        </draw:g>
        <draw:g>
          <draw:line draw:style-name="gr28" draw:text-style-name="P3" draw:layer="layout" svg:x1="13.001cm" svg:y1="18.5cm" svg:x2="13.5cm" svg:y2="18.924cm">
            <text:p/>
          </draw:line>
          <draw:line draw:style-name="gr28" draw:text-style-name="P3" draw:layer="layout" svg:x1="13.001cm" svg:y1="18.924cm" svg:x2="13.5cm" svg:y2="18.5cm">
            <text:p/>
          </draw:line>
        </draw:g>
        <draw:g>
          <draw:line draw:style-name="gr28" draw:text-style-name="P3" draw:layer="layout" svg:x1="13.001cm" svg:y1="19.676cm" svg:x2="13.5cm" svg:y2="20.1cm">
            <text:p/>
          </draw:line>
          <draw:line draw:style-name="gr28" draw:text-style-name="P3" draw:layer="layout" svg:x1="13.001cm" svg:y1="20.1cm" svg:x2="13.5cm" svg:y2="19.676cm">
            <text:p/>
          </draw:line>
        </draw:g>
        <draw:frame draw:style-name="gr45" draw:text-style-name="P7" draw:layer="layout" svg:width="3.271cm" svg:height="0.7cm" svg:x="16.9cm" svg:y="19.2cm">
          <draw:text-box draw:corner-radius="0.3cm">
            <text:p><text:span text:style-name="T18">SemaphoreCouleur</text:span></text:p>
          </draw:text-box>
        </draw:frame>
        <draw:frame draw:style-name="gr38" draw:text-style-name="P17" draw:layer="layout" svg:width="4.1cm" svg:height="0.607cm" svg:x="5.4cm" svg:y="23.1cm">
          <draw:text-box>
            <text:p text:style-name="P1"><text:span text:style-name="T17">TerminerApplication(true)</text:span></text:p>
          </draw:text-box>
        </draw:frame>
        <draw:line draw:style-name="gr28" draw:text-style-name="P3" draw:layer="layout" svg:x1="9.3cm" svg:y1="17.5cm" svg:x2="16.1cm" svg:y2="17.6cm">
          <text:p/>
        </draw:line>
        <draw:frame draw:style-name="gr38" draw:text-style-name="P17" draw:layer="layout" svg:width="3.3cm" svg:height="0.607cm" svg:x="6cm" svg:y="9.2cm">
          <draw:text-box>
            <text:p text:style-name="P1"><text:span text:style-name="T17">waitpid()</text:span></text:p>
          </draw:text-box>
        </draw:frame>
        <draw:frame draw:style-name="gr39" draw:text-style-name="P17" draw:layer="layout" svg:width="2.2cm" svg:height="0.7cm" svg:x="6.9cm" svg:y="11.9cm">
          <draw:text-box>
            <text:p text:style-name="P1"><text:span text:style-name="T17">waitpid()</text:span></text:p>
          </draw:text-box>
        </draw:frame>
        <draw:frame draw:style-name="gr33" draw:text-style-name="P7" draw:layer="layout" svg:width="1.5cm" svg:height="0.7cm" svg:x="14cm" svg:y="12.401cm">
          <draw:text-box draw:corner-radius="0.3cm">
            <text:p text:style-name="P1"><text:span text:style-name="T16">VoieO</text:span></text:p>
          </draw:text-box>
        </draw:frame>
        <draw:line draw:style-name="gr41" draw:text-style-name="P3" draw:layer="layout" svg:x1="9.3cm" svg:y1="13.501cm" svg:x2="14.1cm" svg:y2="13.501cm">
          <text:p/>
        </draw:line>
        <draw:g>
          <draw:polyline draw:style-name="gr28" draw:text-style-name="P3" draw:layer="layout" svg:width="0.499cm" svg:height="0.399cm" svg:x="12.499cm" svg:y="13.301cm" svg:viewBox="0 0 500 400" draw:points="0,0 500,0 0,400 500,400">
            <text:p/>
          </draw:polyline>
          <draw:polyline draw:style-name="gr28" draw:text-style-name="P3" draw:layer="layout" svg:width="0.2cm" svg:height="0.199cm" svg:x="12.799cm" svg:y="13.601cm" svg:viewBox="0 0 201 200" draw:points="0,0 201,100 0,200">
            <text:p/>
          </draw:polyline>
        </draw:g>
        <draw:frame draw:style-name="gr37" draw:text-style-name="P16" draw:layer="layout" svg:width="3.358cm" svg:height="0.607cm" svg:x="12.142cm" svg:y="12.701cm">
          <draw:text-box draw:corner-radius="0.3cm">
            <text:p text:style-name="P1"><text:span text:style-name="T17">SIGUSR2</text:span></text:p>
          </draw:text-box>
        </draw:frame>
        <draw:frame draw:style-name="gr39" draw:text-style-name="P17" draw:layer="layout" svg:width="2.2cm" svg:height="0.7cm" svg:x="9.2cm" svg:y="13.901cm">
          <draw:text-box>
            <text:p text:style-name="P1"><text:span text:style-name="T17">waitpid()</text:span></text:p>
          </draw:text-box>
        </draw:frame>
        <draw:frame draw:style-name="gr34" draw:text-style-name="P7" draw:layer="layout" svg:width="1.5cm" svg:height="0.645cm" svg:x="1.1cm" svg:y="14.055cm">
          <draw:text-box draw:corner-radius="0.3cm">
            <text:p text:style-name="P1"><text:span text:style-name="T16">Feu</text:span></text:p>
          </draw:text-box>
        </draw:frame>
        <draw:line draw:style-name="gr41" draw:text-style-name="P3" draw:layer="layout" svg:x1="9.4cm" svg:y1="15.401cm" svg:x2="2.2cm" svg:y2="15.301cm">
          <text:p/>
        </draw:line>
        <draw:g>
          <draw:polyline draw:style-name="gr28" draw:text-style-name="P3" draw:layer="layout" svg:width="0.499cm" svg:height="0.399cm" svg:x="5cm" svg:y="15.101cm" svg:viewBox="0 0 500 400" draw:points="500,0 0,0 500,400 0,400">
            <text:p/>
          </draw:polyline>
          <draw:polyline draw:style-name="gr28" draw:text-style-name="P3" draw:layer="layout" svg:width="0.2cm" svg:height="0.199cm" svg:x="5cm" svg:y="15.401cm" svg:viewBox="0 0 201 200" draw:points="200,0 0,100 201,200">
            <text:p/>
          </draw:polyline>
        </draw:g>
        <draw:frame draw:style-name="gr37" draw:text-style-name="P16" draw:layer="layout" svg:width="3.358cm" svg:height="0.607cm" svg:x="4.4cm" svg:y="14.601cm">
          <draw:text-box draw:corner-radius="0.3cm">
            <text:p text:style-name="P1"><text:span text:style-name="T17">SIGUSR2</text:span></text:p>
          </draw:text-box>
        </draw:frame>
        <draw:frame draw:style-name="gr38" draw:text-style-name="P17" draw:layer="layout" svg:width="3.3cm" svg:height="0.607cm" svg:x="6cm" svg:y="15.601cm">
          <draw:text-box>
            <text:p text:style-name="P1"><text:span text:style-name="T17">waitpid()</text:span></text:p>
          </draw:text-box>
        </draw:frame>
        <draw:g>
          <draw:custom-shape draw:style-name="gr2" draw:text-style-name="P7" draw:layer="layout" svg:width="1.171cm" svg:height="1.169cm" svg:x="15.429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3" draw:layer="layout" svg:width="0.292cm" svg:height="0.231cm" svg:x="15.429cm" svg:y="17.1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292cm" svg:height="0.231cm" svg:x="15.721cm" svg:y="17.1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293cm" svg:height="0.231cm" svg:x="16.013cm" svg:y="17.1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292cm" svg:height="0.231cm" svg:x="16.306cm" svg:y="17.1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292cm" svg:height="0.231cm" svg:x="15.428cm" svg:y="17.1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293cm" svg:height="0.231cm" svg:x="15.72cm" svg:y="17.1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292cm" svg:height="0.231cm" svg:x="16.013cm" svg:y="17.1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292cm" svg:height="0.231cm" svg:x="16.305cm" svg:y="17.1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292cm" svg:height="0.231cm" svg:x="15.429cm" svg:y="16.8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292cm" svg:height="0.231cm" svg:x="15.721cm" svg:y="16.8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293cm" svg:height="0.231cm" svg:x="16.013cm" svg:y="16.8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292cm" svg:height="0.231cm" svg:x="16.306cm" svg:y="16.8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292cm" svg:height="0.231cm" svg:x="15.428cm" svg:y="16.9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293cm" svg:height="0.231cm" svg:x="15.72cm" svg:y="16.9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292cm" svg:height="0.231cm" svg:x="16.013cm" svg:y="16.9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292cm" svg:height="0.231cm" svg:x="16.305cm" svg:y="16.9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292cm" svg:height="0.232cm" svg:x="15.428cm" svg:y="16.7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293cm" svg:height="0.232cm" svg:x="15.72cm" svg:y="16.7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292cm" svg:height="0.232cm" svg:x="16.013cm" svg:y="16.7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292cm" svg:height="0.232cm" svg:x="16.305cm" svg:y="16.7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28" draw:text-style-name="P7" draw:layer="layout" svg:x1="15.428cm" svg:y1="16.492cm" svg:x2="16.597cm" svg:y2="16.492cm">
            <text:p/>
          </draw:line>
        </draw:g>
        <draw:line draw:style-name="gr28" draw:text-style-name="P3" draw:layer="layout" svg:x1="16.1cm" svg:y1="17.6cm" svg:x2="16.1cm" svg:y2="17.4cm">
          <text:p/>
        </draw:line>
        <draw:custom-shape draw:style-name="gr18" draw:text-style-name="P3" draw:layer="layout" svg:width="0.2cm" svg:height="0.2cm" svg:x="9.3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8" draw:layer="layout" svg:x1="9.4cm" svg:y1="23.755cm" svg:x2="12.4cm" svg:y2="23.755cm">
          <text:p/>
        </draw:line>
        <draw:g>
          <draw:line draw:style-name="gr28" draw:text-style-name="P1" draw:layer="layout" svg:x1="12.3cm" svg:y1="24.055cm" svg:x2="12.5cm" svg:y2="24.255cm">
            <text:p/>
          </draw:line>
          <draw:line draw:style-name="gr28" draw:text-style-name="P1" draw:layer="layout" svg:x1="12.3cm" svg:y1="24.255cm" svg:x2="12.5cm" svg:y2="24.055cm">
            <text:p/>
          </draw:line>
        </draw:g>
        <draw:line draw:style-name="gr28" draw:text-style-name="P18" draw:layer="layout" svg:x1="12.4cm" svg:y1="23.8cm" svg:x2="12.4cm" svg:y2="24.6cm">
          <text:p/>
        </draw:line>
        <draw:line draw:style-name="gr28" draw:text-style-name="P18" draw:layer="layout" svg:x1="9.4cm" svg:y1="24.6cm" svg:x2="12.4cm" svg:y2="24.6cm">
          <text:p/>
        </draw:line>
        <draw:line draw:style-name="gr29" draw:text-style-name="P1" draw:layer="layout" svg:x1="14.2cm" svg:y1="8.5cm" svg:x2="9.3cm" svg:y2="8.5cm">
          <text:p/>
        </draw:line>
        <draw:line draw:style-name="gr29" draw:text-style-name="P1" draw:layer="layout" svg:x1="14.2cm" svg:y1="11.3cm" svg:x2="9.3cm" svg:y2="11.3cm">
          <text:p/>
        </draw:line>
        <draw:line draw:style-name="gr29" draw:text-style-name="P1" draw:layer="layout" svg:x1="14.2cm" svg:y1="14.5cm" svg:x2="9.3cm" svg:y2="14.5cm">
          <text:p/>
        </draw:line>
        <draw:line draw:style-name="gr29" draw:text-style-name="P1" draw:layer="layout" svg:x1="2.3cm" svg:y1="16.2cm" svg:x2="9.4cm" svg:y2="16.2cm">
          <text:p/>
        </draw:line>
        <draw:line draw:style-name="gr29" draw:text-style-name="P1" draw:layer="layout" svg:x1="3.9cm" svg:y1="12.6cm" svg:x2="9.5cm" svg:y2="12.6cm">
          <text:p/>
        </draw:line>
        <draw:line draw:style-name="gr29" draw:text-style-name="P1" draw:layer="layout" svg:x1="3.3cm" svg:y1="9.8cm" svg:x2="9.4cm" svg:y2="9.8cm">
          <text:p/>
        </draw:line>
        <draw:line draw:style-name="gr29" draw:text-style-name="P1" draw:layer="layout" svg:x1="3.7cm" svg:y1="6.7cm" svg:x2="9.5cm" svg:y2="6.7cm">
          <text:p/>
        </draw:line>
        <draw:g>
          <draw:custom-shape draw:style-name="gr2" draw:text-style-name="P3" draw:layer="layout" svg:width="1.6cm" svg:height="2.4cm" svg:x="13.7cm" svg:y="6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3" draw:layer="layout" svg:x1="14.532cm" svg:y1="6.457cm" svg:x2="14.532cm" svg:y2="8.582cm">
            <text:p/>
          </draw:line>
          <draw:line draw:style-name="gr28" draw:text-style-name="P3" draw:layer="layout" svg:x1="14.02cm" svg:y1="6.996cm" svg:x2="15.044cm" svg:y2="6.996cm">
            <text:p/>
          </draw:line>
        </draw:g>
        <draw:g>
          <draw:custom-shape draw:style-name="gr2" draw:text-style-name="P3" draw:layer="layout" svg:width="1.6cm" svg:height="2.4cm" svg:x="13.9cm" svg:y="9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3" draw:layer="layout" svg:x1="14.732cm" svg:y1="9.757cm" svg:x2="14.732cm" svg:y2="11.882cm">
            <text:p/>
          </draw:line>
          <draw:line draw:style-name="gr28" draw:text-style-name="P3" draw:layer="layout" svg:x1="14.22cm" svg:y1="10.296cm" svg:x2="15.244cm" svg:y2="10.296cm">
            <text:p/>
          </draw:line>
        </draw:g>
        <draw:g>
          <draw:custom-shape draw:style-name="gr2" draw:text-style-name="P3" draw:layer="layout" svg:width="1.6cm" svg:height="2.4cm" svg:x="13.9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3" draw:layer="layout" svg:x1="14.732cm" svg:y1="13.057cm" svg:x2="14.732cm" svg:y2="15.182cm">
            <text:p/>
          </draw:line>
          <draw:line draw:style-name="gr28" draw:text-style-name="P3" draw:layer="layout" svg:x1="14.22cm" svg:y1="13.596cm" svg:x2="15.244cm" svg:y2="13.596cm">
            <text:p/>
          </draw:line>
        </draw:g>
        <draw:g>
          <draw:custom-shape draw:style-name="gr2" draw:text-style-name="P3" draw:layer="layout" svg:width="1.3cm" svg:height="2.4cm" svg:x="1.1cm" svg:y="14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3" draw:layer="layout" svg:x1="1.776cm" svg:y1="14.757cm" svg:x2="1.776cm" svg:y2="16.882cm">
            <text:p/>
          </draw:line>
          <draw:line draw:style-name="gr28" draw:text-style-name="P3" draw:layer="layout" svg:x1="1.36cm" svg:y1="15.296cm" svg:x2="2.192cm" svg:y2="15.296cm">
            <text:p/>
          </draw:line>
        </draw:g>
        <draw:g>
          <draw:custom-shape draw:style-name="gr2" draw:text-style-name="P3" draw:layer="layout" svg:width="1.5cm" svg:height="2.5cm" svg:x="2.6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3" draw:layer="layout" svg:x1="3.38cm" svg:y1="11.063cm" svg:x2="3.38cm" svg:y2="13.276cm">
            <text:p/>
          </draw:line>
          <draw:line draw:style-name="gr28" draw:text-style-name="P3" draw:layer="layout" svg:x1="2.9cm" svg:y1="11.625cm" svg:x2="3.86cm" svg:y2="11.625cm">
            <text:p/>
          </draw:line>
        </draw:g>
        <draw:g>
          <draw:custom-shape draw:style-name="gr2" draw:text-style-name="P3" draw:layer="layout" svg:width="1.5cm" svg:height="2.5cm" svg:x="1.9cm" svg:y="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3" draw:layer="layout" svg:x1="2.68cm" svg:y1="8.363cm" svg:x2="2.68cm" svg:y2="10.576cm">
            <text:p/>
          </draw:line>
          <draw:line draw:style-name="gr28" draw:text-style-name="P3" draw:layer="layout" svg:x1="2.2cm" svg:y1="8.925cm" svg:x2="3.16cm" svg:y2="8.925cm">
            <text:p/>
          </draw:line>
        </draw:g>
        <draw:g>
          <draw:custom-shape draw:style-name="gr2" draw:text-style-name="P3" draw:layer="layout" svg:width="1.5cm" svg:height="2.5cm" svg:x="2.3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3" draw:layer="layout" svg:x1="3.08cm" svg:y1="5.263cm" svg:x2="3.08cm" svg:y2="7.476cm">
            <text:p/>
          </draw:line>
          <draw:line draw:style-name="gr28" draw:text-style-name="P3" draw:layer="layout" svg:x1="2.6cm" svg:y1="5.825cm" svg:x2="3.56cm" svg:y2="5.825cm">
            <text:p/>
          </draw:line>
        </draw:g>
        <draw:frame draw:style-name="gr23" draw:text-style-name="P11" draw:layer="layout" svg:width="17.935cm" svg:height="2.015cm" svg:x="1.1cm" svg:y="25.905cm">
          <draw:text-box>
            <text:p text:style-name="P11"><text:span text:style-name="T8">Pour chaque tache fille : </text:span><text:span text:style-name="T8"><text:tab/></text:span><text:span text:style-name="T8">On envoie le signal de fin SIGUSR2</text:span></text:p>
            <text:p text:style-name="P11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On attend la réception du signal SIGCHLD</text:span></text:p>
            <text:p text:style-name="P11"><text:span text:style-name="T8">Puis on détruit les IPCs avant de terminer l'application et de s'autodétruire</text:span></text:p>
          </draw:text-box>
        </draw:frame>
        <draw:frame draw:style-name="gr4" draw:text-style-name="P12" draw:layer="layout" svg:width="1.5cm" svg:height="0.725cm" svg:x="8.5cm" svg:y="3.075cm">
          <draw:text-box draw:corner-radius="0.3cm">
            <text:p><text:span text:style-name="T13">Mère</text:span></text:p>
          </draw:text-box>
        </draw:frame>
      </draw:page>
      <draw:page draw:name="page4" draw:style-name="dp1" draw:master-page-name="Standard">
        <draw:frame draw:style-name="gr32" draw:text-style-name="P2" draw:layer="layout" svg:width="12.309cm" svg:height="1.825cm" svg:x="3.8cm" svg:y="1.9cm">
          <draw:text-box>
            <text:p text:style-name="P1"><text:span text:style-name="T1">Feu</text:span></text:p>
            <text:p text:style-name="P1"><text:span text:style-name="T1">Initialisation</text:span></text:p>
          </draw:text-box>
        </draw:frame>
        <draw:g>
          <draw:custom-shape draw:style-name="gr2" draw:text-style-name="P1" draw:layer="layout" svg:width="5cm" svg:height="20.6cm" svg:x="7.3cm" svg:y="4.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8" draw:text-style-name="P1" draw:layer="layout" svg:x1="9.9cm" svg:y1="5.946cm" svg:x2="9.9cm" svg:y2="24.192cm">
            <text:p/>
          </draw:line>
        </draw:g>
        <draw:g>
          <draw:custom-shape draw:style-name="gr5" draw:text-style-name="P1" draw:layer="layout" svg:width="0.806cm" svg:height="0.594cm" svg:x="14.7cm" svg:y="6.69cm">
            <text:p text:style-name="P1">s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129cm" svg:height="1.998cm" svg:x="16.071cm" svg:y="7.2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28" draw:text-style-name="P1" draw:layer="layout" svg:width="1.127cm" svg:height="2.105cm" svg:x="15.426cm" svg:y="6.96cm" svg:viewBox="0 0 1128 2106" draw:points="102,0 1025,0 0,378 1128,378 1128,2106">
            <text:p/>
          </draw:polyline>
        </draw:g>
        <draw:line draw:style-name="gr41" draw:text-style-name="P1" draw:layer="layout" svg:x1="16.1cm" svg:y1="7.89cm" svg:x2="9.9cm" svg:y2="7.89cm">
          <text:p/>
        </draw:line>
        <draw:line draw:style-name="gr41" draw:text-style-name="P1" draw:layer="layout" svg:x1="16.1cm" svg:y1="8.89cm" svg:x2="9.9cm" svg:y2="8.89cm">
          <text:p/>
        </draw:line>
        <draw:custom-shape draw:style-name="gr2" draw:text-style-name="P1" draw:layer="layout" svg:width="0.224cm" svg:height="0.186cm" draw:transform="skewX (-0.0160570291183479) rotate (-1.04021623418862) translate (13.459cm 8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46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6" draw:text-style-name="P9" draw:layer="layout" svg:width="1.827cm" svg:height="0.61cm" svg:x="12.8cm" svg:y="8.99cm">
          <draw:text-box draw:corner-radius="0.3cm">
            <text:p><text:span text:style-name="T6"><text:s/></text:span><text:span text:style-name="T19">SIGUSR2</text:span></text:p>
          </draw:text-box>
        </draw:frame>
        <draw:frame draw:style-name="gr47" draw:text-style-name="P19" draw:layer="layout" svg:width="2.491cm" svg:height="0.645cm" svg:x="16.109cm" svg:y="6.455cm">
          <draw:text-box draw:corner-radius="0.3cm">
            <text:p><text:span text:style-name="T20">finTache</text:span></text:p>
          </draw:text-box>
        </draw:frame>
        <draw:frame draw:style-name="gr48" draw:text-style-name="P12" draw:layer="layout" svg:width="1.234cm" svg:height="0.727cm" svg:x="9.3cm" svg:y="3.8cm">
          <draw:text-box>
            <text:p><text:span text:style-name="T13">Feu</text:span></text:p>
          </draw:text-box>
        </draw:frame>
        <draw:g>
          <draw:custom-shape draw:style-name="gr5" draw:text-style-name="P3" draw:layer="layout" svg:width="0.419cm" svg:height="0.341cm" svg:x="2.998cm" svg:y="6.399cm">
            <text:p text:style-name="P1"><text:span text:style-name="T3">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587cm" svg:height="1.148cm" svg:x="3.711cm" svg:y="6.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28" draw:text-style-name="P3" draw:layer="layout" svg:width="0.585cm" svg:height="1.209cm" svg:x="3.375cm" svg:y="6.555cm" svg:viewBox="0 0 586 1210" draw:points="53,0 533,0 0,217 586,217 586,1210">
            <text:p/>
          </draw:polyline>
        </draw:g>
        <draw:frame draw:style-name="gr49" draw:text-style-name="P5" draw:layer="layout" svg:width="2.94cm" svg:height="1.045cm" svg:x="3.06cm" svg:y="5.6cm">
          <draw:text-box draw:corner-radius="0.3cm">
            <text:p><text:span text:style-name="T4">Défaut SIGUSR2</text:span></text:p>
            <text:p><text:span text:style-name="T4">Défaut SIGCHLD</text:span></text:p>
          </draw:text-box>
        </draw:frame>
        <draw:custom-shape draw:style-name="gr2" draw:text-style-name="P3" draw:layer="layout" svg:width="0.199cm" svg:height="0.166cm" draw:transform="skewX (-0.0120427718387609) rotate (-1.04021623418862) translate (6.142cm 7.34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6" draw:layer="layout" svg:width="1.912cm" svg:height="0.963cm" svg:x="5cm" svg:y="7.937cm">
          <draw:text-box draw:corner-radius="0.3cm">
            <text:p><text:span text:style-name="T4">SIGUSR2</text:span></text:p>
            <text:p><text:span text:style-name="T4">SIGCHLD</text:span></text:p>
          </draw:text-box>
        </draw:frame>
        <draw:line draw:style-name="gr28" draw:text-style-name="P1" draw:layer="layout" svg:x1="4.3cm" svg:y1="7.5cm" svg:x2="9.9cm" svg:y2="7.5cm">
          <text:p/>
        </draw:line>
        <draw:line draw:style-name="gr28" draw:text-style-name="P1" draw:layer="layout" svg:x1="4.3cm" svg:y1="7.1cm" svg:x2="9.9cm" svg:y2="7.1cm">
          <text:p/>
        </draw:line>
        <draw:g>
          <draw:custom-shape draw:style-name="gr2" draw:text-style-name="P7" draw:layer="layout" svg:width="1.799cm" svg:height="1.6cm" svg:x="17.001cm" svg:y="1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3" draw:layer="layout" svg:width="0.449cm" svg:height="0.316cm" svg:x="17.001cm" svg:y="12.3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9cm" svg:height="0.316cm" svg:x="17.45cm" svg:y="12.3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5cm" svg:height="0.316cm" svg:x="17.899cm" svg:y="12.3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9cm" svg:height="0.316cm" svg:x="18.349cm" svg:y="12.3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449cm" svg:height="0.316cm" svg:x="17cm" svg:y="12.3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5cm" svg:height="0.316cm" svg:x="17.449cm" svg:y="12.3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9cm" svg:height="0.316cm" svg:x="17.899cm" svg:y="12.3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8cm" svg:height="0.316cm" svg:x="18.348cm" svg:y="12.3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449cm" svg:height="0.316cm" svg:x="17.001cm" svg:y="12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9cm" svg:height="0.316cm" svg:x="17.45cm" svg:y="12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5cm" svg:height="0.316cm" svg:x="17.899cm" svg:y="12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9cm" svg:height="0.316cm" svg:x="18.349cm" svg:y="12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449cm" svg:height="0.317cm" svg:x="17cm" svg:y="12.1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5cm" svg:height="0.317cm" svg:x="17.449cm" svg:y="12.1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9cm" svg:height="0.317cm" svg:x="17.899cm" svg:y="12.1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8cm" svg:height="0.317cm" svg:x="18.348cm" svg:y="12.1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449cm" svg:height="0.317cm" svg:x="17cm" svg:y="11.8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5cm" svg:height="0.317cm" svg:x="17.449cm" svg:y="11.8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9cm" svg:height="0.317cm" svg:x="17.899cm" svg:y="11.8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448cm" svg:height="0.317cm" svg:x="18.348cm" svg:y="11.8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28" draw:text-style-name="P7" draw:layer="layout" svg:x1="17cm" svg:y1="11.5cm" svg:x2="18.795cm" svg:y2="11.5cm">
            <text:p/>
          </draw:line>
        </draw:g>
        <draw:frame draw:style-name="gr8" draw:text-style-name="P5" draw:layer="layout" svg:width="2.572cm" svg:height="0.8cm" svg:x="14.928cm" svg:y="10.3cm">
          <draw:text-box draw:corner-radius="0.3cm">
            <text:p><text:span text:style-name="T4">TempoCouleur</text:span></text:p>
          </draw:text-box>
        </draw:frame>
        <draw:line draw:style-name="gr28" draw:text-style-name="P3" draw:layer="layout" svg:x1="9.901cm" svg:y1="9.601cm" svg:x2="18cm" svg:y2="9.6cm">
          <text:p/>
        </draw:line>
        <draw:ellipse draw:style-name="gr50" draw:text-style-name="P20" draw:layer="layout" svg:width="0.9cm" svg:height="0.8cm" svg:x="14.7cm" svg:y="9.2cm">
          <text:p text:style-name="P1"><text:span text:style-name="T20">RW</text:span></text:p>
        </draw:ellipse>
        <draw:line draw:style-name="gr28" draw:text-style-name="P3" draw:layer="layout" svg:x1="18cm" svg:y1="9.6cm" svg:x2="18cm" svg:y2="11.1cm">
          <text:p/>
        </draw:line>
        <draw:rect draw:style-name="gr51" draw:text-style-name="P1" draw:layer="layout" svg:width="1.9cm" svg:height="4.9cm" svg:x="13.5cm" svg:y="14.3cm">
          <text:p/>
        </draw:rect>
        <draw:line draw:style-name="gr28" draw:text-style-name="P1" draw:layer="layout" svg:x1="9.9cm" svg:y1="15cm" svg:x2="14.5cm" svg:y2="15cm">
          <text:p/>
        </draw:line>
        <draw:line draw:style-name="gr28" draw:text-style-name="P1" draw:layer="layout" svg:x1="14.5cm" svg:y1="15cm" svg:x2="14.5cm" svg:y2="18.9cm">
          <text:p/>
        </draw:line>
        <draw:frame draw:style-name="gr23" draw:text-style-name="P19" draw:layer="layout" svg:width="2.995cm" svg:height="0.645cm" svg:x="12.9cm" svg:y="13.5cm">
          <draw:text-box>
            <text:p><text:span text:style-name="T20">MAJTempoShm</text:span></text:p>
          </draw:text-box>
        </draw:frame>
        <draw:g>
          <draw:polyline draw:style-name="gr28" draw:text-style-name="P3" draw:layer="layout" svg:width="0.899cm" svg:height="0.839cm" svg:x="18.706cm" svg:y="16.582cm" svg:viewBox="0 0 900 840" draw:points="0,840 0,0 900,840 900,0">
            <text:p/>
          </draw:polyline>
          <draw:line draw:style-name="gr28" draw:text-style-name="P3" draw:layer="layout" svg:x1="18.706cm" svg:y1="17.212cm" svg:x2="19.356cm" svg:y2="17.212cm">
            <text:p/>
          </draw:line>
          <draw:line draw:style-name="gr28" draw:text-style-name="P3" draw:layer="layout" svg:x1="18.956cm" svg:y1="16.792cm" svg:x2="19.606cm" svg:y2="16.792cm">
            <text:p/>
          </draw:line>
        </draw:g>
        <draw:frame draw:style-name="gr12" draw:text-style-name="P5" draw:layer="layout" svg:width="3.106cm" svg:height="0.607cm" svg:x="16cm" svg:y="16cm">
          <draw:text-box>
            <text:p><text:span text:style-name="T4">SempahoreTempo</text:span></text:p>
          </draw:text-box>
        </draw:frame>
        <draw:line draw:style-name="gr28" draw:text-style-name="P1" draw:layer="layout" svg:x1="14.5cm" svg:y1="15.6cm" svg:x2="19.2cm" svg:y2="15.6cm">
          <text:p/>
        </draw:line>
        <draw:line draw:style-name="gr28" draw:text-style-name="P1" draw:layer="layout" svg:x1="14.5cm" svg:y1="18cm" svg:x2="19.1cm" svg:y2="18cm">
          <text:p/>
        </draw:line>
        <draw:line draw:style-name="gr28" draw:text-style-name="P1" draw:layer="layout" svg:x1="19.1cm" svg:y1="18cm" svg:x2="19.1cm" svg:y2="17.2cm">
          <text:p/>
        </draw:line>
        <draw:line draw:style-name="gr28" draw:text-style-name="P1" draw:layer="layout" svg:x1="19.2cm" svg:y1="16.8cm" svg:x2="19.2cm" svg:y2="15.6cm">
          <text:p/>
        </draw:line>
        <draw:line draw:style-name="gr28" draw:text-style-name="P1" draw:layer="layout" svg:x1="14.5cm" svg:y1="16.8cm" svg:x2="15.9cm" svg:y2="16.8cm">
          <text:p/>
        </draw:line>
        <draw:line draw:style-name="gr28" draw:text-style-name="P1" draw:layer="layout" svg:x1="15.9cm" svg:y1="16.8cm" svg:x2="15.9cm" svg:y2="12cm">
          <text:p/>
        </draw:line>
        <draw:line draw:style-name="gr28" draw:text-style-name="P1" draw:layer="layout" svg:x1="15.9cm" svg:y1="12cm" svg:x2="17cm" svg:y2="12cm">
          <text:p/>
        </draw:line>
        <draw:line draw:style-name="gr28" draw:text-style-name="P1" draw:layer="layout" svg:x1="14.5cm" svg:y1="17.1cm" svg:x2="16.2cm" svg:y2="17.1cm">
          <text:p/>
        </draw:line>
        <draw:line draw:style-name="gr28" draw:text-style-name="P1" draw:layer="layout" svg:x1="16.2cm" svg:y1="17.1cm" svg:x2="16.2cm" svg:y2="12.3cm">
          <text:p/>
        </draw:line>
        <draw:line draw:style-name="gr28" draw:text-style-name="P1" draw:layer="layout" svg:x1="16.2cm" svg:y1="12.3cm" svg:x2="17cm" svg:y2="12.3cm">
          <text:p/>
        </draw:line>
        <draw:custom-shape draw:style-name="gr18" draw:text-style-name="P3" draw:layer="layout" svg:width="0.2cm" svg:height="0.2cm" svg:x="9.8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4.866cm" svg:height="0.7cm" svg:x="10.2cm" svg:y="19.2cm">
          <draw:text-box draw:corner-radius="0.3cm">
            <text:p><text:span text:style-name="T5">Effacer(TEMPS_AXE_NS)</text:span></text:p>
          </draw:text-box>
        </draw:frame>
        <draw:frame draw:style-name="gr19" draw:text-style-name="P8" draw:layer="layout" svg:width="4.866cm" svg:height="0.7cm" svg:x="10.2cm" svg:y="20.3cm">
          <draw:text-box draw:corner-radius="0.3cm">
            <text:p><text:span text:style-name="T5">Effacer(TEMPS_AXE_EO)</text:span></text:p>
          </draw:text-box>
        </draw:frame>
        <draw:custom-shape draw:style-name="gr18" draw:text-style-name="P3" draw:layer="layout" svg:width="0.2cm" svg:height="0.2cm" svg:x="9.801cm" svg:y="2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layer="layout" svg:width="17.902cm" svg:height="3.902cm" svg:x="1.3cm" svg:y="25.3cm">
          <draw:text-box>
            <text:p><text:span text:style-name="T8">On réactive les signaux qui étaient déactivés dans la mère et on crée un handler finTache sur SIGUSR2</text:span></text:p>
            <text:p><text:span text:style-name="T8">On s'attache à la mémoire partagée puis on récupère les temporisations stockées dans celle-ci</text:span></text:p>
            <text:p><text:span text:style-name="T8">On met à blanc les zones où l'on s’apprête à écrire</text:span></text:p>
            <text:p/>
          </draw:text-box>
        </draw:frame>
      </draw:page>
      <draw:page draw:name="page5" draw:style-name="dp1" draw:master-page-name="Standard">
        <draw:g>
          <draw:custom-shape draw:style-name="gr2" draw:text-style-name="P1" draw:layer="layout" svg:width="5cm" svg:height="26.9cm" svg:x="1.3cm" svg:y="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3.9cm" svg:y1="2cm" svg:x2="3.9cm" svg:y2="28.159cm">
            <text:p/>
          </draw:line>
        </draw:g>
        <draw:frame draw:style-name="gr32" draw:text-style-name="P2" draw:layer="layout" svg:width="12.309cm" svg:height="1.825cm" svg:x="3.191cm" svg:y="0.875cm">
          <draw:text-box>
            <text:p text:style-name="P1"><text:span text:style-name="T1">Feu</text:span></text:p>
            <text:p text:style-name="P1"><text:span text:style-name="T1">Moteur</text:span></text:p>
          </draw:text-box>
        </draw:frame>
        <draw:frame draw:style-name="gr48" draw:text-style-name="P12" draw:layer="layout" svg:width="1.234cm" svg:height="0.727cm" svg:x="3.2cm" svg:y="0.873cm">
          <draw:text-box>
            <text:p><text:span text:style-name="T13">Feu</text:span></text:p>
          </draw:text-box>
        </draw:frame>
        <draw:rect draw:style-name="gr51" draw:text-style-name="P1" draw:layer="layout" svg:width="1.324cm" svg:height="3.941cm" svg:x="13.008cm" svg:y="3.502cm">
          <text:p/>
        </draw:rect>
        <draw:line draw:style-name="gr28" draw:text-style-name="P1" draw:layer="layout" svg:x1="13.765cm" svg:y1="3.645cm" svg:x2="13.765cm" svg:y2="7.156cm">
          <text:p/>
        </draw:line>
        <draw:frame draw:style-name="gr53" draw:text-style-name="P19" draw:layer="layout" svg:width="6.073cm" svg:height="0.645cm" svg:x="12.704cm" svg:y="3cm">
          <draw:text-box>
            <text:p><text:span text:style-name="T20">EcritureShmAxeNS (couleurDuFeu)</text:span></text:p>
          </draw:text-box>
        </draw:frame>
        <draw:frame draw:style-name="gr54" draw:text-style-name="P21" draw:layer="layout" svg:width="7.106cm" svg:height="0.586cm" svg:x="12.5cm" svg:y="18.914cm">
          <draw:text-box>
            <text:p text:style-name="P21"><text:span text:style-name="T21">DecompteTempo (temps, &amp;tempoNS, &amp;tempoEO)</text:span></text:p>
          </draw:text-box>
        </draw:frame>
        <draw:custom-shape draw:style-name="gr18" draw:text-style-name="P3" draw:layer="layout" svg:width="0.2cm" svg:height="0.2cm" svg:x="3.8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5.76cm" svg:height="0.7cm" svg:x="4.2cm" svg:y="3cm">
          <draw:text-box draw:corner-radius="0.3cm">
            <text:p><text:span text:style-name="T5">Afficher(DUREE_AXE_NS, dureeNS)</text:span></text:p>
          </draw:text-box>
        </draw:frame>
        <draw:frame draw:style-name="gr19" draw:text-style-name="P8" draw:layer="layout" svg:width="4.866cm" svg:height="0.7cm" svg:x="4.2cm" svg:y="5.8cm">
          <draw:text-box draw:corner-radius="0.3cm">
            <text:p><text:span text:style-name="T5">Effacer(COULEUR_AXE_NS)</text:span></text:p>
          </draw:text-box>
        </draw:frame>
        <draw:custom-shape draw:style-name="gr18" draw:text-style-name="P3" draw:layer="layout" svg:width="0.2cm" svg:height="0.2cm" svg:x="3.8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8.291cm" svg:height="0.7cm" svg:x="4.2cm" svg:y="6.5cm">
          <draw:text-box draw:corner-radius="0.3cm">
            <text:p><text:span text:style-name="T5">Afficher(COULEUR_AXE_NS,"Vert", GRAS, INVERSE)</text:span></text:p>
          </draw:text-box>
        </draw:frame>
        <draw:custom-shape draw:style-name="gr18" draw:text-style-name="P3" draw:layer="layout" svg:width="0.2cm" svg:height="0.2cm" svg:x="3.801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4.866cm" svg:height="0.7cm" svg:x="4.2cm" svg:y="8.9cm">
          <draw:text-box draw:corner-radius="0.3cm">
            <text:p><text:span text:style-name="T5">Effacer(COULEUR_AXE_NS)</text:span></text:p>
          </draw:text-box>
        </draw:frame>
        <draw:custom-shape draw:style-name="gr18" draw:text-style-name="P3" draw:layer="layout" svg:width="0.2cm" svg:height="0.2cm" svg:x="3.801cm" svg:y="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8.791cm" svg:height="0.7cm" svg:x="4.2cm" svg:y="9.6cm">
          <draw:text-box draw:corner-radius="0.3cm">
            <text:p><text:span text:style-name="T5">Afficher(COULEUR_AXE_NS,"Orange", GRAS, INVERSE)</text:span></text:p>
          </draw:text-box>
        </draw:frame>
        <draw:custom-shape draw:style-name="gr18" draw:text-style-name="P3" draw:layer="layout" svg:width="0.2cm" svg:height="0.2cm" svg:x="3.801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4.866cm" svg:height="0.7cm" svg:x="4.2cm" svg:y="11.8cm">
          <draw:text-box draw:corner-radius="0.3cm">
            <text:p><text:span text:style-name="T5">Effacer(COULEUR_AXE_NS)</text:span></text:p>
          </draw:text-box>
        </draw:frame>
        <draw:custom-shape draw:style-name="gr18" draw:text-style-name="P3" draw:layer="layout" svg:width="0.2cm" svg:height="0.2cm" svg:x="3.801cm" svg:y="1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8.668cm" svg:height="0.7cm" svg:x="4.2cm" svg:y="12.5cm">
          <draw:text-box draw:corner-radius="0.3cm">
            <text:p><text:span text:style-name="T5">Afficher(COULEUR_AXE_NS,"Rouge", GRAS, INVERSE)</text:span></text:p>
          </draw:text-box>
        </draw:frame>
        <draw:custom-shape draw:style-name="gr18" draw:text-style-name="P3" draw:layer="layout" svg:width="0.2cm" svg:height="0.2cm" svg:x="3.801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4.866cm" svg:height="0.7cm" svg:x="4.2cm" svg:y="17.2cm">
          <draw:text-box draw:corner-radius="0.3cm">
            <text:p><text:span text:style-name="T5">Effacer(COULEUR_AXE_EO)</text:span></text:p>
          </draw:text-box>
        </draw:frame>
        <draw:custom-shape draw:style-name="gr18" draw:text-style-name="P3" draw:layer="layout" svg:width="0.2cm" svg:height="0.2cm" svg:x="3.801cm" svg:y="1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8.308cm" svg:height="0.7cm" svg:x="4.2cm" svg:y="17.9cm">
          <draw:text-box draw:corner-radius="0.3cm">
            <text:p><text:span text:style-name="T5">Afficher(COULEUR_AXE_EO,"Vert", GRAS, INVERSE)</text:span></text:p>
          </draw:text-box>
        </draw:frame>
        <draw:custom-shape draw:style-name="gr18" draw:text-style-name="P3" draw:layer="layout" svg:width="0.2cm" svg:height="0.2cm" svg:x="3.801cm" svg:y="1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4.866cm" svg:height="0.7cm" svg:x="4.2cm" svg:y="20.3cm">
          <draw:text-box draw:corner-radius="0.3cm">
            <text:p><text:span text:style-name="T5">Effacer(COULEUR_AXE_EO)</text:span></text:p>
          </draw:text-box>
        </draw:frame>
        <draw:custom-shape draw:style-name="gr18" draw:text-style-name="P3" draw:layer="layout" svg:width="0.2cm" svg:height="0.2cm" svg:x="3.801cm" svg:y="2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8.808cm" svg:height="0.7cm" svg:x="4.2cm" svg:y="21cm">
          <draw:text-box draw:corner-radius="0.3cm">
            <text:p><text:span text:style-name="T5">Afficher(COULEUR_AXE_EO,"Orange", GRAS, INVERSE)</text:span></text:p>
          </draw:text-box>
        </draw:frame>
        <draw:custom-shape draw:style-name="gr18" draw:text-style-name="P3" draw:layer="layout" svg:width="0.2cm" svg:height="0.2cm" svg:x="3.801cm" svg:y="2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4.866cm" svg:height="0.7cm" svg:x="4.2cm" svg:y="23.3cm">
          <draw:text-box draw:corner-radius="0.3cm">
            <text:p><text:span text:style-name="T5">Effacer(COULEUR_AXE_EO)</text:span></text:p>
          </draw:text-box>
        </draw:frame>
        <draw:custom-shape draw:style-name="gr18" draw:text-style-name="P3" draw:layer="layout" svg:width="0.2cm" svg:height="0.2cm" svg:x="3.801cm" svg:y="2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8.685cm" svg:height="0.7cm" svg:x="4.2cm" svg:y="24cm">
          <draw:text-box draw:corner-radius="0.3cm">
            <text:p><text:span text:style-name="T5">Afficher(COULEUR_AXE_EO,"Rouge", GRAS, INVERSE)</text:span></text:p>
          </draw:text-box>
        </draw:frame>
        <draw:custom-shape draw:style-name="gr18" draw:text-style-name="P3" draw:layer="layout" svg:width="0.2cm" svg:height="0.2cm" svg:x="3.801cm" svg:y="2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1cm" svg:y1="2.8cm" svg:x2="4.7cm" svg:y2="2.8cm">
          <text:p/>
        </draw:line>
        <draw:g>
          <draw:polyline draw:style-name="gr28" draw:text-style-name="P3" draw:layer="layout" svg:width="0.567cm" svg:height="0.601cm" svg:x="18.247cm" svg:y="4.492cm" svg:viewBox="0 0 568 602" draw:points="0,602 0,0 568,602 568,0">
            <text:p/>
          </draw:polyline>
          <draw:line draw:style-name="gr28" draw:text-style-name="P3" draw:layer="layout" svg:x1="18.247cm" svg:y1="4.943cm" svg:x2="18.657cm" svg:y2="4.943cm">
            <text:p/>
          </draw:line>
          <draw:line draw:style-name="gr28" draw:text-style-name="P3" draw:layer="layout" svg:x1="18.405cm" svg:y1="4.642cm" svg:x2="18.815cm" svg:y2="4.642cm">
            <text:p/>
          </draw:line>
        </draw:g>
        <draw:frame draw:style-name="gr55" draw:text-style-name="P5" draw:layer="layout" svg:width="3.271cm" svg:height="0.607cm" svg:x="16.433cm" svg:y="4.075cm">
          <draw:text-box>
            <text:p><text:span text:style-name="T4">SempahoreCouleur</text:span></text:p>
          </draw:text-box>
        </draw:frame>
        <draw:line draw:style-name="gr28" draw:text-style-name="P1" draw:layer="layout" svg:x1="13.765cm" svg:y1="3.788cm" svg:x2="18.559cm" svg:y2="3.788cm">
          <text:p/>
        </draw:line>
        <draw:line draw:style-name="gr28" draw:text-style-name="P1" draw:layer="layout" svg:x1="13.765cm" svg:y1="6.941cm" svg:x2="18.496cm" svg:y2="6.941cm">
          <text:p/>
        </draw:line>
        <draw:line draw:style-name="gr28" draw:text-style-name="P1" draw:layer="layout" svg:x1="18.496cm" svg:y1="6.941cm" svg:x2="18.496cm" svg:y2="4.935cm">
          <text:p/>
        </draw:line>
        <draw:line draw:style-name="gr28" draw:text-style-name="P1" draw:layer="layout" svg:x1="18.559cm" svg:y1="4.648cm" svg:x2="18.559cm" svg:y2="3.788cm">
          <text:p/>
        </draw:line>
        <draw:line draw:style-name="gr28" draw:text-style-name="P1" draw:layer="layout" svg:x1="13.765cm" svg:y1="4.935cm" svg:x2="16.477cm" svg:y2="4.935cm">
          <text:p/>
        </draw:line>
        <draw:g>
          <draw:custom-shape draw:style-name="gr2" draw:text-style-name="P7" draw:layer="layout" svg:width="1.513cm" svg:height="1.362cm" svg:x="15.973cm" svg:y="4.5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3" draw:layer="layout" svg:width="0.377cm" svg:height="0.27cm" svg:x="15.973cm" svg:y="5.6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9cm" svg:height="0.27cm" svg:x="16.35cm" svg:y="5.6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8cm" svg:height="0.27cm" svg:x="16.729cm" svg:y="5.6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7cm" svg:height="0.27cm" svg:x="17.107cm" svg:y="5.6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378cm" svg:height="0.27cm" svg:x="15.972cm" svg:y="5.6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9cm" svg:height="0.27cm" svg:x="16.35cm" svg:y="5.6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7cm" svg:height="0.27cm" svg:x="16.729cm" svg:y="5.6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7cm" svg:height="0.27cm" svg:x="17.106cm" svg:y="5.6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377cm" svg:height="0.269cm" svg:x="15.973cm" svg:y="5.3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9cm" svg:height="0.269cm" svg:x="16.35cm" svg:y="5.3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8cm" svg:height="0.269cm" svg:x="16.729cm" svg:y="5.3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7cm" svg:height="0.269cm" svg:x="17.107cm" svg:y="5.3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378cm" svg:height="0.27cm" svg:x="15.972cm" svg:y="5.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9cm" svg:height="0.27cm" svg:x="16.35cm" svg:y="5.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7cm" svg:height="0.27cm" svg:x="16.729cm" svg:y="5.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7cm" svg:height="0.27cm" svg:x="17.106cm" svg:y="5.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378cm" svg:height="0.269cm" svg:x="15.972cm" svg:y="5.2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9cm" svg:height="0.269cm" svg:x="16.35cm" svg:y="5.2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7cm" svg:height="0.269cm" svg:x="16.729cm" svg:y="5.2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7cm" svg:height="0.269cm" svg:x="17.106cm" svg:y="5.2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28" draw:text-style-name="P7" draw:layer="layout" svg:x1="15.972cm" svg:y1="4.917cm" svg:x2="17.482cm" svg:y2="4.917cm">
            <text:p/>
          </draw:line>
        </draw:g>
        <draw:frame draw:style-name="gr56" draw:text-style-name="P5" draw:layer="layout" svg:width="2.572cm" svg:height="0.607cm" svg:x="14.414cm" svg:y="4.433cm">
          <draw:text-box draw:corner-radius="0.3cm">
            <text:p><text:span text:style-name="T4">TempoCouleur</text:span></text:p>
          </draw:text-box>
        </draw:frame>
        <draw:rect draw:style-name="gr51" draw:text-style-name="P1" draw:layer="layout" svg:width="1.325cm" svg:height="3.941cm" svg:x="13.008cm" svg:y="8.877cm">
          <text:p/>
        </draw:rect>
        <draw:line draw:style-name="gr28" draw:text-style-name="P1" draw:layer="layout" svg:x1="13.765cm" svg:y1="9.02cm" svg:x2="13.765cm" svg:y2="12.531cm">
          <text:p/>
        </draw:line>
        <draw:frame draw:style-name="gr57" draw:text-style-name="P19" draw:layer="layout" svg:width="6.094cm" svg:height="0.645cm" svg:x="12.704cm" svg:y="8.374cm">
          <draw:text-box>
            <text:p><text:span text:style-name="T20">EcritureShmAxeEO (couleurDuFeu)</text:span></text:p>
          </draw:text-box>
        </draw:frame>
        <draw:g>
          <draw:polyline draw:style-name="gr28" draw:text-style-name="P3" draw:layer="layout" svg:width="0.567cm" svg:height="0.601cm" svg:x="18.248cm" svg:y="9.867cm" svg:viewBox="0 0 568 602" draw:points="0,602 0,0 568,602 568,0">
            <text:p/>
          </draw:polyline>
          <draw:line draw:style-name="gr28" draw:text-style-name="P3" draw:layer="layout" svg:x1="18.248cm" svg:y1="10.318cm" svg:x2="18.658cm" svg:y2="10.318cm">
            <text:p/>
          </draw:line>
          <draw:line draw:style-name="gr28" draw:text-style-name="P3" draw:layer="layout" svg:x1="18.405cm" svg:y1="10.017cm" svg:x2="18.815cm" svg:y2="10.017cm">
            <text:p/>
          </draw:line>
        </draw:g>
        <draw:frame draw:style-name="gr55" draw:text-style-name="P5" draw:layer="layout" svg:width="3.271cm" svg:height="0.607cm" svg:x="16.433cm" svg:y="9.45cm">
          <draw:text-box>
            <text:p><text:span text:style-name="T4">SempahoreCouleur</text:span></text:p>
          </draw:text-box>
        </draw:frame>
        <draw:line draw:style-name="gr28" draw:text-style-name="P1" draw:layer="layout" svg:x1="13.765cm" svg:y1="9.163cm" svg:x2="18.559cm" svg:y2="9.163cm">
          <text:p/>
        </draw:line>
        <draw:line draw:style-name="gr28" draw:text-style-name="P1" draw:layer="layout" svg:x1="13.765cm" svg:y1="12.316cm" svg:x2="18.496cm" svg:y2="12.316cm">
          <text:p/>
        </draw:line>
        <draw:line draw:style-name="gr28" draw:text-style-name="P1" draw:layer="layout" svg:x1="18.496cm" svg:y1="12.316cm" svg:x2="18.496cm" svg:y2="10.31cm">
          <text:p/>
        </draw:line>
        <draw:line draw:style-name="gr28" draw:text-style-name="P1" draw:layer="layout" svg:x1="18.559cm" svg:y1="10.023cm" svg:x2="18.559cm" svg:y2="9.163cm">
          <text:p/>
        </draw:line>
        <draw:line draw:style-name="gr28" draw:text-style-name="P1" draw:layer="layout" svg:x1="13.765cm" svg:y1="10.31cm" svg:x2="16.477cm" svg:y2="10.31cm">
          <text:p/>
        </draw:line>
        <draw:g>
          <draw:custom-shape draw:style-name="gr2" draw:text-style-name="P7" draw:layer="layout" svg:width="1.513cm" svg:height="1.362cm" svg:x="15.974cm" svg:y="9.9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3" draw:layer="layout" svg:width="0.377cm" svg:height="0.27cm" svg:x="15.974cm" svg:y="11.0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9cm" svg:height="0.27cm" svg:x="16.351cm" svg:y="11.0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8cm" svg:height="0.27cm" svg:x="16.73cm" svg:y="11.0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6cm" svg:height="0.27cm" svg:x="17.108cm" svg:y="11.0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377cm" svg:height="0.27cm" svg:x="15.973cm" svg:y="11.0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8cm" svg:height="0.27cm" svg:x="16.35cm" svg:y="11.0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7cm" svg:height="0.27cm" svg:x="16.73cm" svg:y="11.0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6cm" svg:height="0.27cm" svg:x="17.107cm" svg:y="11.0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377cm" svg:height="0.268cm" svg:x="15.974cm" svg:y="10.7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9cm" svg:height="0.268cm" svg:x="16.351cm" svg:y="10.7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8cm" svg:height="0.268cm" svg:x="16.73cm" svg:y="10.7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6cm" svg:height="0.268cm" svg:x="17.108cm" svg:y="10.7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377cm" svg:height="0.271cm" svg:x="15.973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8cm" svg:height="0.271cm" svg:x="16.35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7cm" svg:height="0.271cm" svg:x="16.73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6cm" svg:height="0.271cm" svg:x="17.107cm" svg:y="10.8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377cm" svg:height="0.269cm" svg:x="15.973cm" svg:y="10.5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8cm" svg:height="0.269cm" svg:x="16.35cm" svg:y="10.5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7cm" svg:height="0.269cm" svg:x="16.73cm" svg:y="10.5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6cm" svg:height="0.269cm" svg:x="17.107cm" svg:y="10.5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28" draw:text-style-name="P7" draw:layer="layout" svg:x1="15.973cm" svg:y1="10.292cm" svg:x2="17.483cm" svg:y2="10.292cm">
            <text:p/>
          </draw:line>
        </draw:g>
        <draw:frame draw:style-name="gr56" draw:text-style-name="P5" draw:layer="layout" svg:width="2.572cm" svg:height="0.607cm" svg:x="14.415cm" svg:y="9.808cm">
          <draw:text-box draw:corner-radius="0.3cm">
            <text:p><text:span text:style-name="T4">TempoCouleur</text:span></text:p>
          </draw:text-box>
        </draw:frame>
        <draw:rect draw:style-name="gr51" draw:text-style-name="P1" draw:layer="layout" svg:width="1.325cm" svg:height="3.942cm" svg:x="13.009cm" svg:y="14.609cm">
          <text:p/>
        </draw:rect>
        <draw:line draw:style-name="gr28" draw:text-style-name="P1" draw:layer="layout" svg:x1="13.766cm" svg:y1="14.753cm" svg:x2="13.766cm" svg:y2="18.264cm">
          <text:p/>
        </draw:line>
        <draw:frame draw:style-name="gr58" draw:text-style-name="P19" draw:layer="layout" svg:width="3.33cm" svg:height="0.645cm" svg:x="12.704cm" svg:y="14.107cm">
          <draw:text-box>
            <text:p><text:span text:style-name="T20">MAJTempoShm ()</text:span></text:p>
          </draw:text-box>
        </draw:frame>
        <draw:g>
          <draw:polyline draw:style-name="gr28" draw:text-style-name="P3" draw:layer="layout" svg:width="0.567cm" svg:height="0.601cm" svg:x="18.248cm" svg:y="15.6cm" svg:viewBox="0 0 568 602" draw:points="0,602 0,0 568,602 568,0">
            <text:p/>
          </draw:polyline>
          <draw:line draw:style-name="gr28" draw:text-style-name="P3" draw:layer="layout" svg:x1="18.248cm" svg:y1="16.052cm" svg:x2="18.658cm" svg:y2="16.052cm">
            <text:p/>
          </draw:line>
          <draw:line draw:style-name="gr28" draw:text-style-name="P3" draw:layer="layout" svg:x1="18.406cm" svg:y1="15.751cm" svg:x2="18.816cm" svg:y2="15.751cm">
            <text:p/>
          </draw:line>
        </draw:g>
        <draw:frame draw:style-name="gr55" draw:text-style-name="P5" draw:layer="layout" svg:width="3.271cm" svg:height="0.607cm" svg:x="16.434cm" svg:y="15.183cm">
          <draw:text-box>
            <text:p><text:span text:style-name="T4">SempahoreCouleur</text:span></text:p>
          </draw:text-box>
        </draw:frame>
        <draw:line draw:style-name="gr28" draw:text-style-name="P1" draw:layer="layout" svg:x1="13.766cm" svg:y1="14.896cm" svg:x2="18.56cm" svg:y2="14.896cm">
          <text:p/>
        </draw:line>
        <draw:line draw:style-name="gr28" draw:text-style-name="P1" draw:layer="layout" svg:x1="13.766cm" svg:y1="18.049cm" svg:x2="18.497cm" svg:y2="18.049cm">
          <text:p/>
        </draw:line>
        <draw:line draw:style-name="gr28" draw:text-style-name="P1" draw:layer="layout" svg:x1="18.497cm" svg:y1="18.049cm" svg:x2="18.497cm" svg:y2="16.043cm">
          <text:p/>
        </draw:line>
        <draw:line draw:style-name="gr28" draw:text-style-name="P1" draw:layer="layout" svg:x1="18.56cm" svg:y1="15.756cm" svg:x2="18.56cm" svg:y2="14.896cm">
          <text:p/>
        </draw:line>
        <draw:line draw:style-name="gr28" draw:text-style-name="P1" draw:layer="layout" svg:x1="13.766cm" svg:y1="16.043cm" svg:x2="16.478cm" svg:y2="16.043cm">
          <text:p/>
        </draw:line>
        <draw:g>
          <draw:custom-shape draw:style-name="gr2" draw:text-style-name="P7" draw:layer="layout" svg:width="1.513cm" svg:height="1.362cm" svg:x="15.975cm" svg:y="15.6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3" draw:layer="layout" svg:width="0.377cm" svg:height="0.269cm" svg:x="15.975cm" svg:y="16.7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8cm" svg:height="0.269cm" svg:x="16.352cm" svg:y="16.7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9cm" svg:height="0.269cm" svg:x="16.73cm" svg:y="16.7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6cm" svg:height="0.269cm" svg:x="17.109cm" svg:y="16.7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377cm" svg:height="0.269cm" svg:x="15.974cm" svg:y="16.7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9cm" svg:height="0.269cm" svg:x="16.351cm" svg:y="16.7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7cm" svg:height="0.269cm" svg:x="16.73cm" svg:y="16.7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7cm" svg:height="0.269cm" svg:x="17.107cm" svg:y="16.7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377cm" svg:height="0.268cm" svg:x="15.975cm" svg:y="16.4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8cm" svg:height="0.268cm" svg:x="16.352cm" svg:y="16.4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9cm" svg:height="0.268cm" svg:x="16.73cm" svg:y="16.4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6cm" svg:height="0.268cm" svg:x="17.109cm" svg:y="16.4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377cm" svg:height="0.271cm" svg:x="15.974cm" svg:y="16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9cm" svg:height="0.271cm" svg:x="16.351cm" svg:y="16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7cm" svg:height="0.271cm" svg:x="16.73cm" svg:y="16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7cm" svg:height="0.271cm" svg:x="17.107cm" svg:y="16.5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3" draw:layer="layout" svg:width="0.377cm" svg:height="0.269cm" svg:x="15.974cm" svg:y="16.3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9cm" svg:height="0.269cm" svg:x="16.351cm" svg:y="16.3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7cm" svg:height="0.269cm" svg:x="16.73cm" svg:y="16.3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377cm" svg:height="0.269cm" svg:x="17.107cm" svg:y="16.3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28" draw:text-style-name="P7" draw:layer="layout" svg:x1="15.974cm" svg:y1="16.025cm" svg:x2="17.484cm" svg:y2="16.025cm">
            <text:p/>
          </draw:line>
        </draw:g>
        <draw:frame draw:style-name="gr59" draw:text-style-name="P5" draw:layer="layout" svg:width="2.572cm" svg:height="0.607cm" svg:x="14.415cm" svg:y="15.542cm">
          <draw:text-box draw:corner-radius="0.3cm">
            <text:p><text:span text:style-name="T4">TempoCouleur</text:span></text:p>
          </draw:text-box>
        </draw:frame>
        <draw:rect draw:style-name="gr51" draw:text-style-name="P1" draw:layer="layout" svg:width="1.324cm" svg:height="6.819cm" svg:x="12.987cm" svg:y="19.481cm">
          <text:p/>
        </draw:rect>
        <draw:line draw:style-name="gr28" draw:text-style-name="P1" draw:layer="layout" svg:x1="13.743cm" svg:y1="19.839cm" svg:x2="13.759cm" svg:y2="25.9cm">
          <text:p/>
        </draw:line>
        <draw:frame draw:style-name="gr60" draw:text-style-name="P8" draw:layer="layout" svg:width="4.261cm" svg:height="0.607cm" svg:x="13.932cm" svg:y="21.344cm">
          <draw:text-box draw:corner-radius="0.3cm">
            <text:p><text:span text:style-name="T5">Effacer(TEMPO_AXE_NS)</text:span></text:p>
          </draw:text-box>
        </draw:frame>
        <draw:custom-shape draw:style-name="gr18" draw:text-style-name="P3" draw:layer="layout" svg:width="0.126cm" svg:height="0.144cm" svg:x="13.68cm" svg:y="2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8" draw:layer="layout" svg:width="5.806cm" svg:height="0.607cm" svg:x="13.932cm" svg:y="22.06cm">
          <draw:text-box draw:corner-radius="0.3cm">
            <text:p><text:span text:style-name="T5">Afficher(TEMPS_AXE_NS, tempoNS)</text:span></text:p>
          </draw:text-box>
        </draw:frame>
        <draw:custom-shape draw:style-name="gr18" draw:text-style-name="P3" draw:layer="layout" svg:width="0.126cm" svg:height="0.143cm" svg:x="13.68cm" svg:y="2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8" draw:layer="layout" svg:width="4.244cm" svg:height="0.607cm" svg:x="13.932cm" svg:y="22.777cm">
          <draw:text-box draw:corner-radius="0.3cm">
            <text:p><text:span text:style-name="T5">Effacer(TEMPS_AXE_EO)</text:span></text:p>
          </draw:text-box>
        </draw:frame>
        <draw:custom-shape draw:style-name="gr18" draw:text-style-name="P3" draw:layer="layout" svg:width="0.126cm" svg:height="0.143cm" svg:x="13.68cm" svg:y="2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8" draw:layer="layout" svg:width="5.84cm" svg:height="0.607cm" svg:x="13.932cm" svg:y="23.493cm">
          <draw:text-box draw:corner-radius="0.3cm">
            <text:p><text:span text:style-name="T5">Afficher(TEMPS_AXE_EO, tempoEO)</text:span></text:p>
          </draw:text-box>
        </draw:frame>
        <draw:custom-shape draw:style-name="gr18" draw:text-style-name="P3" draw:layer="layout" svg:width="0.126cm" svg:height="0.143cm" svg:x="13.68cm" svg:y="23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1" draw:layer="layout" svg:width="0.315cm" svg:height="0.358cm" svg:x="15.51cm" svg:y="25.2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15.608cm" svg:y1="25.528cm" svg:x2="15.734cm" svg:y2="25.385cm">
            <text:p/>
          </draw:line>
        </draw:g>
        <draw:line draw:style-name="gr28" draw:text-style-name="P1" draw:layer="layout" svg:x1="15.509cm" svg:y1="25.498cm" svg:x2="13.743cm" svg:y2="25.498cm">
          <text:p/>
        </draw:line>
        <draw:frame draw:style-name="gr64" draw:text-style-name="P19" draw:layer="layout" svg:width="0.842cm" svg:height="0.67cm" svg:x="15.117cm" svg:y="24.83cm">
          <draw:text-box draw:corner-radius="0.3cm">
            <text:p><text:span text:style-name="T20">1</text:span></text:p>
          </draw:text-box>
        </draw:frame>
        <draw:g>
          <draw:line draw:style-name="gr28" draw:text-style-name="P18" draw:layer="layout" svg:x1="13.441cm" svg:y1="20.413cm" svg:x2="14.045cm" svg:y2="20.413cm">
            <text:p/>
          </draw:line>
          <draw:line draw:style-name="gr28" draw:text-style-name="P18" draw:layer="layout" svg:x1="13.441cm" svg:y1="20.413cm" svg:x2="13.302cm" svg:y2="20.628cm">
            <text:p/>
          </draw:line>
          <draw:line draw:style-name="gr28" draw:text-style-name="P18" draw:layer="layout" svg:x1="14.046cm" svg:y1="20.413cm" svg:x2="14.185cm" svg:y2="20.628cm">
            <text:p/>
          </draw:line>
        </draw:g>
        <draw:frame draw:style-name="gr65" draw:text-style-name="P22" draw:layer="layout" svg:width="1.582cm" svg:height="0.965cm" svg:x="17.651cm" svg:y="24.635cm">
          <draw:text-box draw:corner-radius="0.3cm">
            <text:p><text:span text:style-name="T22">I++</text:span></text:p>
            <text:p><text:span text:style-name="T22">TempoNS--</text:span></text:p>
            <text:p><text:span text:style-name="T22">TempoEO--</text:span></text:p>
          </draw:text-box>
        </draw:frame>
        <draw:custom-shape draw:style-name="gr2" draw:text-style-name="P1" draw:layer="layout" svg:width="0.378cm" svg:height="0.429cm" svg:x="13.554cm" svg:y="20.1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6" draw:text-style-name="P23" draw:layer="layout" svg:width="1.632cm" svg:height="0.607cm" svg:x="12.902cm" svg:y="19.911cm">
          <draw:text-box draw:corner-radius="0.3cm">
            <text:p text:style-name="P23"><text:span text:style-name="T23">i&lt;temps</text:span></text:p>
          </draw:text-box>
        </draw:frame>
        <draw:line draw:style-name="gr28" draw:text-style-name="P1" draw:layer="layout" svg:x1="13.743cm" svg:y1="24.51cm" svg:x2="16.112cm" svg:y2="24.5cm">
          <text:p/>
        </draw:line>
        <draw:frame draw:style-name="gr67" draw:text-style-name="P19" draw:layer="layout" svg:width="3.345cm" svg:height="1.039cm" svg:x="16.116cm" svg:y="24.161cm">
          <draw:text-box>
            <text:p text:style-name="P19"><text:span text:style-name="T20">Mise à jour de variables</text:span></text:p>
          </draw:text-box>
        </draw:frame>
        <draw:frame draw:style-name="gr19" draw:text-style-name="P8" draw:layer="layout" svg:width="6.154cm" svg:height="0.7cm" svg:x="4.2cm" svg:y="5cm">
          <draw:text-box draw:corner-radius="0.3cm">
            <text:p><text:span text:style-name="T5">EcritureShmAxeNS(idSem, shm, VERT)</text:span></text:p>
          </draw:text-box>
        </draw:frame>
        <draw:custom-shape draw:style-name="gr18" draw:text-style-name="P3" draw:layer="layout" svg:width="0.2cm" svg:height="0.2cm" svg:x="3.801cm" svg:y="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7.258cm" svg:height="0.7cm" svg:x="4.2cm" svg:y="7.3cm">
          <draw:text-box draw:corner-radius="0.3cm">
            <text:p><text:span text:style-name="T5">Decomptetempo(dureeNS,tempoNS, tempoEO)</text:span></text:p>
          </draw:text-box>
        </draw:frame>
        <draw:custom-shape draw:style-name="gr18" draw:text-style-name="P3" draw:layer="layout" svg:width="0.2cm" svg:height="0.2cm" svg:x="3.8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6.691cm" svg:height="0.7cm" svg:x="4.2cm" svg:y="8.1cm">
          <draw:text-box draw:corner-radius="0.3cm">
            <text:p><text:span text:style-name="T5">EcritureShmAxeNS(idSem, shm, ORANGE)</text:span></text:p>
          </draw:text-box>
        </draw:frame>
        <draw:custom-shape draw:style-name="gr18" draw:text-style-name="P3" draw:layer="layout" svg:width="0.2cm" svg:height="0.2cm" svg:x="3.8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8.668cm" svg:height="0.7cm" svg:x="4.2cm" svg:y="10.4cm">
          <draw:text-box draw:corner-radius="0.3cm">
            <text:p><text:span text:style-name="T5">Decomptetempo(TEMPO_ORANGE,tempoNS, tempoEO)</text:span></text:p>
          </draw:text-box>
        </draw:frame>
        <draw:custom-shape draw:style-name="gr18" draw:text-style-name="P3" draw:layer="layout" svg:width="0.2cm" svg:height="0.2cm" svg:x="3.801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6.691cm" svg:height="0.7cm" svg:x="4.2cm" svg:y="8.1cm">
          <draw:text-box draw:corner-radius="0.3cm">
            <text:p><text:span text:style-name="T5">EcritureShmAxeNS(idSem, shm, ORANGE)</text:span></text:p>
          </draw:text-box>
        </draw:frame>
        <draw:custom-shape draw:style-name="gr18" draw:text-style-name="P3" draw:layer="layout" svg:width="0.2cm" svg:height="0.2cm" svg:x="3.8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6.479cm" svg:height="0.7cm" svg:x="4.2cm" svg:y="11.1cm">
          <draw:text-box draw:corner-radius="0.3cm">
            <text:p><text:span text:style-name="T5">EcritureShmAxeNS(idSem, shm, ROUGE)</text:span></text:p>
          </draw:text-box>
        </draw:frame>
        <draw:custom-shape draw:style-name="gr18" draw:text-style-name="P3" draw:layer="layout" svg:width="0.2cm" svg:height="0.2cm" svg:x="3.801cm" svg:y="1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8.456cm" svg:height="0.7cm" svg:x="4.2cm" svg:y="13.3cm">
          <draw:text-box draw:corner-radius="0.3cm">
            <text:p><text:span text:style-name="T5">Decomptetempo(TEMPO_ROUGE,tempoNS, tempoEO)</text:span></text:p>
          </draw:text-box>
        </draw:frame>
        <draw:custom-shape draw:style-name="gr18" draw:text-style-name="P3" draw:layer="layout" svg:width="0.2cm" svg:height="0.2cm" svg:x="3.801cm" svg:y="1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7.618cm" svg:height="0.7cm" svg:x="4.2cm" svg:y="14cm">
          <draw:text-box draw:corner-radius="0.3cm">
            <text:p><text:span text:style-name="T5">MAJTempoShm(idSem, shm, dureeNS, dureeEO);</text:span></text:p>
          </draw:text-box>
        </draw:frame>
        <draw:custom-shape draw:style-name="gr18" draw:text-style-name="P3" draw:layer="layout" svg:width="0.2cm" svg:height="0.2cm" svg:x="3.801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2cm" svg:height="0.2cm" svg:x="3.8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5.777cm" svg:height="0.7cm" svg:x="4.2cm" svg:y="3.5cm">
          <draw:text-box draw:corner-radius="0.3cm">
            <text:p><text:span text:style-name="T5">Afficher(DUREE_AXE_NS, dureeEO)</text:span></text:p>
          </draw:text-box>
        </draw:frame>
        <draw:frame draw:style-name="gr19" draw:text-style-name="P8" draw:layer="layout" svg:width="5.76cm" svg:height="0.7cm" svg:x="4.2cm" svg:y="14.8cm">
          <draw:text-box draw:corner-radius="0.3cm">
            <text:p><text:span text:style-name="T5">Afficher(DUREE_AXE_NS, dureeNS)</text:span></text:p>
          </draw:text-box>
        </draw:frame>
        <draw:custom-shape draw:style-name="gr18" draw:text-style-name="P3" draw:layer="layout" svg:width="0.2cm" svg:height="0.2cm" svg:x="3.801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5.794cm" svg:height="0.7cm" svg:x="4.2cm" svg:y="15.6cm">
          <draw:text-box draw:corner-radius="0.3cm">
            <text:p><text:span text:style-name="T5">Afficher(DUREE_AXE_EO, dureeEO)</text:span></text:p>
          </draw:text-box>
        </draw:frame>
        <draw:custom-shape draw:style-name="gr18" draw:text-style-name="P3" draw:layer="layout" svg:width="0.2cm" svg:height="0.2cm" svg:x="3.801cm" svg:y="1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6.17cm" svg:height="0.7cm" svg:x="4.2cm" svg:y="16.4cm">
          <draw:text-box draw:corner-radius="0.3cm">
            <text:p><text:span text:style-name="T5">EcritureShmAxeEO(idSem, shm, VERT)</text:span></text:p>
          </draw:text-box>
        </draw:frame>
        <draw:custom-shape draw:style-name="gr18" draw:text-style-name="P3" draw:layer="layout" svg:width="0.2cm" svg:height="0.2cm" svg:x="3.801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7.275cm" svg:height="0.7cm" svg:x="4.2cm" svg:y="18.6cm">
          <draw:text-box draw:corner-radius="0.3cm">
            <text:p><text:span text:style-name="T5">Decomptetempo(dureeEO,tempoNS, tempoEO)</text:span></text:p>
          </draw:text-box>
        </draw:frame>
        <draw:custom-shape draw:style-name="gr18" draw:text-style-name="P3" draw:layer="layout" svg:width="0.2cm" svg:height="0.2cm" svg:x="3.801cm" svg:y="1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6.708cm" svg:height="0.7cm" svg:x="4.2cm" svg:y="19.4cm">
          <draw:text-box draw:corner-radius="0.3cm">
            <text:p><text:span text:style-name="T5">EcritureShmAxeEO(idSem, shm, ORANGE)</text:span></text:p>
          </draw:text-box>
        </draw:frame>
        <draw:custom-shape draw:style-name="gr18" draw:text-style-name="P3" draw:layer="layout" svg:width="0.2cm" svg:height="0.2cm" svg:x="3.801cm" svg:y="1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8.668cm" svg:height="0.7cm" svg:x="4.2cm" svg:y="21.6cm">
          <draw:text-box draw:corner-radius="0.3cm">
            <text:p><text:span text:style-name="T5">Decomptetempo(TEMPO_ORANGE,tempoNS, tempoEO)</text:span></text:p>
          </draw:text-box>
        </draw:frame>
        <draw:custom-shape draw:style-name="gr18" draw:text-style-name="P3" draw:layer="layout" svg:width="0.2cm" svg:height="0.2cm" svg:x="3.801cm" svg:y="21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6.496cm" svg:height="0.7cm" svg:x="4.2cm" svg:y="22.4cm">
          <draw:text-box draw:corner-radius="0.3cm">
            <text:p><text:span text:style-name="T5">EcritureShmAxeEO(idSem, shm, ROUGE)</text:span></text:p>
          </draw:text-box>
        </draw:frame>
        <draw:custom-shape draw:style-name="gr18" draw:text-style-name="P3" draw:layer="layout" svg:width="0.2cm" svg:height="0.2cm" svg:x="3.801cm" svg:y="2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8.456cm" svg:height="0.7cm" svg:x="4.2cm" svg:y="24.9cm">
          <draw:text-box draw:corner-radius="0.3cm">
            <text:p><text:span text:style-name="T5">Decomptetempo(TEMPO_ROUGE,tempoNS, tempoEO)</text:span></text:p>
          </draw:text-box>
        </draw:frame>
        <draw:custom-shape draw:style-name="gr18" draw:text-style-name="P3" draw:layer="layout" svg:width="0.2cm" svg:height="0.2cm" svg:x="3.801cm" svg:y="2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7.529cm" svg:height="0.7cm" svg:x="4.2cm" svg:y="25.9cm">
          <draw:text-box draw:corner-radius="0.3cm">
            <text:p><text:span text:style-name="T5">MAJTempoShm(idSem, shm, dureeNS, dureeEO)</text:span></text:p>
          </draw:text-box>
        </draw:frame>
        <draw:custom-shape draw:style-name="gr18" draw:text-style-name="P3" draw:layer="layout" svg:width="0.2cm" svg:height="0.2cm" svg:x="3.801cm" svg:y="2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Standard">
        <draw:g>
          <draw:custom-shape draw:style-name="gr2" draw:text-style-name="P1" draw:layer="layout" svg:width="5cm" svg:height="18.6cm" svg:x="11.1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8" draw:text-style-name="P1" draw:layer="layout" svg:x1="13.7cm" svg:y1="7.115cm" svg:x2="13.7cm" svg:y2="23.589cm">
            <text:p/>
          </draw:line>
        </draw:g>
        <draw:frame draw:style-name="gr48" draw:text-style-name="P12" draw:layer="layout" svg:width="1.234cm" svg:height="0.727cm" svg:x="13.066cm" svg:y="4.873cm">
          <draw:text-box>
            <text:p><text:span text:style-name="T13">Feu</text:span></text:p>
          </draw:text-box>
        </draw:frame>
        <draw:g>
          <draw:custom-shape draw:style-name="gr5" draw:text-style-name="P1" draw:layer="layout" svg:width="0.935cm" svg:height="0.913cm" svg:x="4.966cm" svg:y="8.186cm">
            <text:p text:style-name="P1">s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2.799cm" svg:height="9.942cm" svg:x="6.801cm" svg:y="9.5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28" draw:text-style-name="P1" draw:layer="layout" svg:width="2.544cm" svg:height="9.899cm" svg:x="5.656cm" svg:y="8.699cm" svg:viewBox="0 0 2545 9900" draw:points="231,0 2314,0 0,1200 2545,1200 2545,9900">
            <text:p/>
          </draw:polyline>
        </draw:g>
        <draw:frame draw:style-name="gr68" draw:text-style-name="P9" draw:layer="layout" svg:width="2.38cm" svg:height="1.459cm" svg:x="7.82cm" svg:y="8.6cm">
          <draw:text-box>
            <text:p><text:span text:style-name="T13">finTache</text:span></text:p>
          </draw:text-box>
        </draw:frame>
        <draw:frame draw:style-name="gr69" draw:text-style-name="P9" draw:layer="layout" svg:width="2.365cm" svg:height="1.125cm" svg:x="4.501cm" svg:y="9.999cm">
          <draw:text-box>
            <text:p><text:span text:style-name="T13">SIGUSR2</text:span></text:p>
          </draw:text-box>
        </draw:frame>
        <draw:line draw:style-name="gr28" draw:text-style-name="P18" draw:layer="layout" svg:x1="9.601cm" svg:y1="10.499cm" svg:x2="11.401cm" svg:y2="10.499cm">
          <text:p/>
        </draw:line>
        <draw:line draw:style-name="gr28" draw:text-style-name="P18" draw:layer="layout" svg:x1="8.201cm" svg:y1="17.699cm" svg:x2="11.201cm" svg:y2="17.699cm">
          <text:p/>
        </draw:line>
        <draw:g>
          <draw:line draw:style-name="gr28" draw:text-style-name="P1" draw:layer="layout" svg:x1="10.101cm" svg:y1="17.599cm" svg:x2="10.301cm" svg:y2="17.799cm">
            <text:p/>
          </draw:line>
          <draw:line draw:style-name="gr28" draw:text-style-name="P1" draw:layer="layout" svg:x1="10.101cm" svg:y1="17.799cm" svg:x2="10.301cm" svg:y2="17.599cm">
            <text:p/>
          </draw:line>
        </draw:g>
        <draw:frame draw:style-name="gr70" draw:text-style-name="P9" draw:layer="layout" svg:width="1.124cm" svg:height="0.569cm" svg:x="9.676cm" svg:y="17.775cm">
          <draw:text-box>
            <text:p><text:span text:style-name="T6">exit()</text:span></text:p>
          </draw:text-box>
        </draw:frame>
        <draw:frame draw:style-name="gr32" draw:text-style-name="P2" draw:layer="layout" svg:width="12.309cm" svg:height="1.825cm" svg:x="4.103cm" svg:y="1.858cm">
          <draw:text-box>
            <text:p text:style-name="P1"><text:span text:style-name="T1">Feu</text:span></text:p>
            <text:p text:style-name="P1"><text:span text:style-name="T1">Destruction</text:span></text:p>
          </draw:text-box>
        </draw:frame>
        <draw:g>
          <draw:custom-shape draw:style-name="gr2" draw:text-style-name="P20" draw:layer="layout" svg:width="1.998cm" svg:height="2cm" svg:x="2.102cm" svg:y="11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1" draw:layer="layout" svg:width="0.498cm" svg:height="0.395cm" svg:x="2.102cm" svg:y="13.3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498cm" svg:height="0.395cm" svg:x="2.6cm" svg:y="13.3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cm" svg:height="0.395cm" svg:x="3.098cm" svg:y="13.3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499cm" svg:height="0.395cm" svg:x="3.598cm" svg:y="13.3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1" draw:layer="layout" svg:width="0.498cm" svg:height="0.395cm" svg:x="2.1cm" svg:y="13.3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cm" svg:height="0.395cm" svg:x="2.598cm" svg:y="13.3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499cm" svg:height="0.395cm" svg:x="3.098cm" svg:y="13.3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498cm" svg:height="0.395cm" svg:x="3.597cm" svg:y="13.3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1" draw:layer="layout" svg:width="0.498cm" svg:height="0.395cm" svg:x="2.102cm" svg:y="12.8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498cm" svg:height="0.395cm" svg:x="2.6cm" svg:y="12.8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cm" svg:height="0.395cm" svg:x="3.098cm" svg:y="12.8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499cm" svg:height="0.395cm" svg:x="3.598cm" svg:y="12.8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1" draw:layer="layout" svg:width="0.498cm" svg:height="0.395cm" svg:x="2.1cm" svg:y="12.9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cm" svg:height="0.395cm" svg:x="2.598cm" svg:y="12.9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499cm" svg:height="0.395cm" svg:x="3.098cm" svg:y="12.9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498cm" svg:height="0.395cm" svg:x="3.597cm" svg:y="12.9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1" draw:layer="layout" svg:width="0.498cm" svg:height="0.398cm" svg:x="2.1cm" svg:y="12.6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cm" svg:height="0.398cm" svg:x="2.598cm" svg:y="12.6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499cm" svg:height="0.398cm" svg:x="3.098cm" svg:y="12.6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498cm" svg:height="0.398cm" svg:x="3.597cm" svg:y="12.61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28" draw:text-style-name="P20" draw:layer="layout" svg:x1="2.1cm" svg:y1="12.2cm" svg:x2="4.095cm" svg:y2="12.2cm">
            <text:p/>
          </draw:line>
        </draw:g>
        <draw:line draw:style-name="gr28" draw:text-style-name="P1" draw:layer="layout" svg:x1="4.1cm" svg:y1="12.7cm" svg:x2="8.2cm" svg:y2="12.7cm">
          <text:p/>
        </draw:line>
        <draw:custom-shape draw:style-name="gr2" draw:text-style-name="P20" draw:layer="layout" svg:width="0.8cm" svg:height="0.8cm" svg:x="5.4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8" draw:layer="layout" svg:x1="5.5cm" svg:y1="12.4cm" svg:x2="6.1cm" svg:y2="13cm">
          <text:p/>
        </draw:line>
        <draw:line draw:style-name="gr28" draw:text-style-name="P18" draw:layer="layout" svg:x1="5.5cm" svg:y1="13cm" svg:x2="6.1cm" svg:y2="12.4cm">
          <text:p/>
        </draw:line>
        <draw:frame draw:style-name="gr71" draw:text-style-name="P4" draw:layer="layout" svg:width="3.253cm" svg:height="1.039cm" svg:x="1.447cm" svg:y="10.9cm">
          <draw:text-box>
            <text:p><text:span text:style-name="T24">TempoCouleur</text:span></text:p>
          </draw:text-box>
        </draw:frame>
        <draw:frame draw:style-name="gr23" draw:layer="layout" svg:width="18.663cm" svg:height="1.673cm" svg:x="1.249cm" svg:y="26cm">
          <draw:text-box>
            <text:p>A la réception du signal SIGUSR2,le handler se déclenche :</text:p>
            <text:p>La tache Feu se détache de la mémoire partagée et s'autodétrui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9T17:15:58.727182193</meta:creation-date>
    <dc:date>2015-04-02T14:43:41.164692561</dc:date>
    <meta:editing-duration>PT8H45M45S</meta:editing-duration>
    <meta:editing-cycles>55</meta:editing-cycles>
    <meta:generator>LibreOffice/4.2.6.3$Linux_X86_64 LibreOffice_project/420$Build-3</meta:generator>
    <meta:document-statistic meta:object-count="681"/>
  </office:meta>
</office:document-meta>
</file>